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candal</text:p>
          </table:table-cell>
          <table:table-cell office:value-type="string">
            <text:p>voltage</text:p>
          </table:table-cell>
          <table:table-cell office:value-type="string">
            <text:p>current</text:p>
          </table:table-cell>
          <table:table-cell office:value-type="string">
            <text:p>resistance</text:p>
          </table:table-cell>
          <table:table-cell office:value-type="string">
            <text:p>error</text:p>
          </table:table-cell>
          <table:table-cell office:value-type="string">
            <text:p>error </text:p>
          </table:table-cell>
          <table:table-cell office:value-type="string">
            <text:p>Notes: Current integrator 1, PGA ON, Temperature ~20degrees C</text:p>
          </table:table-cell>
          <table:table-cell table:number-columns-repeated="3"/>
        </table:table-row>
        <table:table-row table:style-name="ro1">
          <table:table-cell office:value-type="float" office:value="-1083">
            <text:p>-108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A2]*2.753727+2957.8562-[.C2]" office:value-type="float" office:value="-24.4301409999998">
            <text:p>-24.4301409999998</text:p>
          </table:table-cell>
          <table:table-cell/>
          <table:table-cell office:value-type="string">
            <text:p>Resistance</text:p>
          </table:table-cell>
          <table:table-cell table:formula="of:=AVERAGE([.D3:.D7])" office:value-type="float" office:value="0.407800514314181">
            <text:p>0.407800514314181</text:p>
          </table:table-cell>
          <table:table-cell table:number-columns-repeated="2"/>
        </table:table-row>
        <table:table-row table:style-name="ro1">
          <table:table-cell office:value-type="float" office:value="-1818">
            <text:p>-1818</text:p>
          </table:table-cell>
          <table:table-cell office:value-type="float" office:value="-820.9">
            <text:p>-820.9</text:p>
          </table:table-cell>
          <table:table-cell office:value-type="float" office:value="-2013">
            <text:p>-2013</text:p>
          </table:table-cell>
          <table:table-cell table:formula="of:=[.B3]/[.C3]" office:value-type="float" office:value="0.407799304520616">
            <text:p>0.407799304520616</text:p>
          </table:table-cell>
          <table:table-cell table:formula="of:=[.A3]*2.753727+2957.8562-[.C3]" office:value-type="float" office:value="-35.4194859999998">
            <text:p>-35.4194859999998</text:p>
          </table:table-cell>
          <table:table-cell>
            <draw:frame table:end-cell-address="Sheet1.J18" table:end-x="0.83cm" table:end-y="0.213cm" draw:z-index="0" draw:style-name="gr1" svg:width="8.674cm" svg:height="6.695cm" svg:x="1.899cm" svg:y="0.266cm">
              <draw:object draw:notify-on-update-of-ranges="Sheet1.A2:Sheet1.A15 Sheet1.B1:Sheet1.B1 Sheet1.C2:Sheet1.C15 Sheet1.A2:Sheet1.A31 Sheet1.C2:Sheet1.C31 Sheet1.A18:Sheet1.A31 Sheet1.C18:Sheet1.C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Sheet1.N18" table:end-x="0.032cm" table:end-y="0.272cm" draw:z-index="1" draw:style-name="gr1" svg:width="7.999cm" svg:height="6.999cm" svg:x="1.065cm" svg:y="0.021cm">
              <draw:object draw:notify-on-update-of-ranges="Sheet1.A1:Sheet1.A1 Sheet1.A2:Sheet1.A33 Sheet1.E1:Sheet1.E1 Sheet1.E2:Sheet1.E3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-2579">
            <text:p>-2579</text:p>
          </table:table-cell>
          <table:table-cell office:value-type="float" office:value="-1672.3">
            <text:p>-1672.3</text:p>
          </table:table-cell>
          <table:table-cell office:value-type="float" office:value="-4099.8">
            <text:p>-4099.8</text:p>
          </table:table-cell>
          <table:table-cell table:formula="of:=[.B4]/[.C4]" office:value-type="float" office:value="0.40789794624128">
            <text:p>0.40789794624128</text:p>
          </table:table-cell>
          <table:table-cell table:formula="of:=[.A4]*2.753727+2957.8562-[.C4]" office:value-type="float" office:value="-44.2057329999998">
            <text:p>-44.2057329999998</text:p>
          </table:table-cell>
          <table:table-cell table:number-columns-repeated="5"/>
        </table:table-row>
        <table:table-row table:style-name="ro1">
          <table:table-cell office:value-type="float" office:value="-3307">
            <text:p>-3307</text:p>
          </table:table-cell>
          <table:table-cell office:value-type="float" office:value="-2487.8">
            <text:p>-2487.8</text:p>
          </table:table-cell>
          <table:table-cell office:value-type="float" office:value="-6100">
            <text:p>-6100</text:p>
          </table:table-cell>
          <table:table-cell table:formula="of:=[.B5]/[.C5]" office:value-type="float" office:value="0.407836065573771">
            <text:p>0.407836065573771</text:p>
          </table:table-cell>
          <table:table-cell table:formula="of:=[.A5]*2.753727+2957.8562-[.C5]" office:value-type="float" office:value="-48.7189889999991">
            <text:p>-48.7189889999991</text:p>
          </table:table-cell>
          <table:table-cell table:number-columns-repeated="5"/>
        </table:table-row>
        <table:table-row table:style-name="ro1">
          <table:table-cell office:value-type="float" office:value="-4013">
            <text:p>-4013</text:p>
          </table:table-cell>
          <table:table-cell office:value-type="float" office:value="-3277">
            <text:p>-3277</text:p>
          </table:table-cell>
          <table:table-cell office:value-type="float" office:value="-8037">
            <text:p>-8037</text:p>
          </table:table-cell>
          <table:table-cell table:formula="of:=[.B6]/[.C6]" office:value-type="float" office:value="0.407739206171457">
            <text:p>0.407739206171457</text:p>
          </table:table-cell>
          <table:table-cell table:formula="of:=[.A6]*2.753727+2957.8562-[.C6]" office:value-type="float" office:value="-55.8502509999998">
            <text:p>-55.8502509999998</text:p>
          </table:table-cell>
          <table:table-cell table:number-columns-repeated="5"/>
        </table:table-row>
        <table:table-row table:style-name="ro1">
          <table:table-cell office:value-type="float" office:value="-4722">
            <text:p>-4722</text:p>
          </table:table-cell>
          <table:table-cell office:value-type="float" office:value="-4072">
            <text:p>-4072</text:p>
          </table:table-cell>
          <table:table-cell office:value-type="float" office:value="-9987">
            <text:p>-9987</text:p>
          </table:table-cell>
          <table:table-cell table:formula="of:=[.B7]/[.C7]" office:value-type="float" office:value="0.407730049063783">
            <text:p>0.407730049063783</text:p>
          </table:table-cell>
          <table:table-cell table:formula="of:=[.A7]*2.753727+2957.8562-[.C7]" office:value-type="float" office:value="-58.2426940000005">
            <text:p>-58.2426940000005</text:p>
          </table:table-cell>
          <table:table-cell table:number-columns-repeated="5"/>
        </table:table-row>
        <table:table-row table:style-name="ro1">
          <table:table-cell office:value-type="float" office:value="-6778">
            <text:p>-6778</text:p>
          </table:table-cell>
          <table:table-cell office:value-type="float" office:value="-6377">
            <text:p>-6377</text:p>
          </table:table-cell>
          <table:table-cell table:formula="of:=[.B8]/[.$H$2]" office:value-type="float" office:value="-15637.5477130639">
            <text:p>-15637.5477130639</text:p>
          </table:table-cell>
          <table:table-cell table:formula="of:=[.B8]/[.C8]" office:value-type="float" office:value="0.407800514314181">
            <text:p>0.407800514314181</text:p>
          </table:table-cell>
          <table:table-cell table:formula="of:=[.A8]*2.753727+2957.8562-[.C8]" office:value-type="float" office:value="-69.3576929361188">
            <text:p>-69.3576929361188</text:p>
          </table:table-cell>
          <table:table-cell table:number-columns-repeated="5"/>
        </table:table-row>
        <table:table-row table:style-name="ro1">
          <table:table-cell office:value-type="float" office:value="-8356">
            <text:p>-8356</text:p>
          </table:table-cell>
          <table:table-cell office:value-type="float" office:value="-8150">
            <text:p>-8150</text:p>
          </table:table-cell>
          <table:table-cell table:formula="of:=[.B9]/[.$H$2]" office:value-type="float" office:value="-19985.2617000895">
            <text:p>-19985.2617000895</text:p>
          </table:table-cell>
          <table:table-cell table:formula="of:=[.B9]/[.C9]" office:value-type="float" office:value="0.407800514314181">
            <text:p>0.407800514314181</text:p>
          </table:table-cell>
          <table:table-cell table:formula="of:=[.A9]*2.753727+2957.8562-[.C9]" office:value-type="float" office:value="-67.024911910521">
            <text:p>-67.024911910521</text:p>
          </table:table-cell>
          <table:table-cell table:number-columns-repeated="5"/>
        </table:table-row>
        <table:table-row table:style-name="ro1">
          <table:table-cell office:value-type="float" office:value="-10187">
            <text:p>-10187</text:p>
          </table:table-cell>
          <table:table-cell office:value-type="float" office:value="-10209">
            <text:p>-10209</text:p>
          </table:table-cell>
          <table:table-cell table:formula="of:=[.B10]/[.$H$2]" office:value-type="float" office:value="-25034.2989811305">
            <text:p>-25034.2989811305</text:p>
          </table:table-cell>
          <table:table-cell table:formula="of:=[.B10]/[.C10]" office:value-type="float" office:value="0.407800514314181">
            <text:p>0.407800514314181</text:p>
          </table:table-cell>
          <table:table-cell table:formula="of:=[.A10]*2.753727+2957.8562-[.C10]" office:value-type="float" office:value="-60.0617678695053">
            <text:p>-60.0617678695053</text:p>
          </table:table-cell>
          <table:table-cell table:number-columns-repeated="5"/>
        </table:table-row>
        <table:table-row table:style-name="ro1">
          <table:table-cell office:value-type="float" office:value="-12084">
            <text:p>-12084</text:p>
          </table:table-cell>
          <table:table-cell office:value-type="float" office:value="-12345">
            <text:p>-12345</text:p>
          </table:table-cell>
          <table:table-cell table:formula="of:=[.B11]/[.$H$2]" office:value-type="float" office:value="-30272.1540720987">
            <text:p>-30272.1540720987</text:p>
          </table:table-cell>
          <table:table-cell table:formula="of:=[.B11]/[.C11]" office:value-type="float" office:value="0.407800514314181">
            <text:p>0.407800514314181</text:p>
          </table:table-cell>
          <table:table-cell table:formula="of:=[.A11]*2.753727+2957.8562-[.C11]" office:value-type="float" office:value="-46.0267959012635">
            <text:p>-46.0267959012635</text:p>
          </table:table-cell>
          <table:table-cell table:number-columns-repeated="5"/>
        </table:table-row>
        <table:table-row table:style-name="ro1">
          <table:table-cell office:value-type="float" office:value="-13943">
            <text:p>-13943</text:p>
          </table:table-cell>
          <table:table-cell office:value-type="float" office:value="-14442">
            <text:p>-14442</text:p>
          </table:table-cell>
          <table:table-cell table:formula="of:=[.B12]/[.$H$2]" office:value-type="float" office:value="-35414.3741684285">
            <text:p>-35414.3741684285</text:p>
          </table:table-cell>
          <table:table-cell table:formula="of:=[.B12]/[.C12]" office:value-type="float" office:value="0.407800514314181">
            <text:p>0.407800514314181</text:p>
          </table:table-cell>
          <table:table-cell table:formula="of:=[.A12]*2.753727+2957.8562-[.C12]" office:value-type="float" office:value="-22.9851925714902">
            <text:p>-22.9851925714902</text:p>
          </table:table-cell>
          <table:table-cell table:number-columns-repeated="5"/>
        </table:table-row>
        <table:table-row table:style-name="ro1">
          <table:table-cell office:value-type="float" office:value="-15965">
            <text:p>-15965</text:p>
          </table:table-cell>
          <table:table-cell office:value-type="float" office:value="-16727">
            <text:p>-16727</text:p>
          </table:table-cell>
          <table:table-cell table:formula="of:=[.B13]/[.$H$2]" office:value-type="float" office:value="-41017.6039825027">
            <text:p>-41017.6039825027</text:p>
          </table:table-cell>
          <table:table-cell table:formula="of:=[.B13]/[.C13]" office:value-type="float" office:value="0.407800514314181">
            <text:p>0.407800514314181</text:p>
          </table:table-cell>
          <table:table-cell table:formula="of:=[.A13]*2.753727+2957.8562-[.C13]" office:value-type="float" office:value="12.2086275026668">
            <text:p>12.2086275026668</text:p>
          </table:table-cell>
          <table:table-cell table:number-columns-repeated="5"/>
        </table:table-row>
        <table:table-row table:style-name="ro1">
          <table:table-cell office:value-type="float" office:value="-17427">
            <text:p>-17427</text:p>
          </table:table-cell>
          <table:table-cell office:value-type="float" office:value="-18392">
            <text:p>-18392</text:p>
          </table:table-cell>
          <table:table-cell table:formula="of:=[.B14]/[.$H$2]" office:value-type="float" office:value="-45100.4825997602">
            <text:p>-45100.4825997602</text:p>
          </table:table-cell>
          <table:table-cell table:formula="of:=[.B14]/[.C14]" office:value-type="float" office:value="0.407800514314181">
            <text:p>0.407800514314181</text:p>
          </table:table-cell>
          <table:table-cell table:formula="of:=[.A14]*2.753727+2957.8562-[.C14]" office:value-type="float" office:value="69.1383707602145">
            <text:p>69.1383707602145</text:p>
          </table:table-cell>
          <table:table-cell table:number-columns-repeated="5"/>
        </table:table-row>
        <table:table-row table:style-name="ro1">
          <table:table-cell office:value-type="float" office:value="-19269">
            <text:p>-19269</text:p>
          </table:table-cell>
          <table:table-cell office:value-type="float" office:value="-20492">
            <text:p>-20492</text:p>
          </table:table-cell>
          <table:table-cell table:formula="of:=[.B15]/[.$H$2]" office:value-type="float" office:value="-50250.0592341391">
            <text:p>-50250.0592341391</text:p>
          </table:table-cell>
          <table:table-cell table:formula="of:=[.B15]/[.C15]" office:value-type="float" office:value="0.407800514314181">
            <text:p>0.407800514314181</text:p>
          </table:table-cell>
          <table:table-cell table:formula="of:=[.A15]*2.753727+2957.8562-[.C15]" office:value-type="float" office:value="146.3498711391">
            <text:p>146.349871139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6]/[.$H$2]" office:value-type="float" office:value="0">
            <text:p>0</text:p>
          </table:table-cell>
          <table:table-cell table:formula="of:=[.B16]/[.C16]" office:value-type="float" office:value="0">
            <text:p>#DIV/0!</text:p>
          </table:table-cell>
          <table:table-cell table:formula="of:=[.A16]*2.753727+2957.8562-[.C16]" office:value-type="float" office:value="2957.8562">
            <text:p>2957.856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17]/[.$H$2]" office:value-type="float" office:value="0">
            <text:p>0</text:p>
          </table:table-cell>
          <table:table-cell table:formula="of:=[.B17]/[.C17]" office:value-type="float" office:value="0">
            <text:p>#DIV/0!</text:p>
          </table:table-cell>
          <table:table-cell table:formula="of:=[.A17]*2.753727+2957.8562-[.C17]" office:value-type="float" office:value="2957.8562">
            <text:p>2957.8562</text:p>
          </table:table-cell>
          <table:table-cell table:number-columns-repeated="5"/>
        </table:table-row>
        <table:table-row table:style-name="ro1">
          <table:table-cell office:value-type="float" office:value="17143">
            <text:p>17143</text:p>
          </table:table-cell>
          <table:table-cell office:value-type="float" office:value="20466">
            <text:p>20466</text:p>
          </table:table-cell>
          <table:table-cell table:formula="of:=[.B18]/[.$H$2]" office:value-type="float" office:value="50186.3025710468">
            <text:p>50186.3025710468</text:p>
          </table:table-cell>
          <table:table-cell table:formula="of:=[.B18]/[.C18]" office:value-type="float" office:value="0.407800514314181">
            <text:p>0.407800514314181</text:p>
          </table:table-cell>
          <table:table-cell table:formula="of:=[.A18]*2.753727+2957.8562-[.C18]" office:value-type="float" office:value="-21.3044100467887">
            <text:p>-21.3044100467887</text:p>
          </table:table-cell>
          <table:table-cell table:number-columns-repeated="5"/>
        </table:table-row>
        <table:table-row table:style-name="ro1">
          <table:table-cell/>
          <table:table-cell/>
          <table:table-cell/>
          <table:table-cell/>
          <table:table-cell table:formula="of:=[.A19]*2.753727+2957.8562-[.C19]" office:value-type="float" office:value="2957.8562">
            <text:p>2957.8562</text:p>
          </table:table-cell>
          <table:table-cell table:number-columns-repeated="5"/>
        </table:table-row>
        <table:table-row table:style-name="ro1">
          <table:table-cell office:value-type="float" office:value="13788">
            <text:p>13788</text:p>
          </table:table-cell>
          <table:table-cell office:value-type="float" office:value="16701">
            <text:p>16701</text:p>
          </table:table-cell>
          <table:table-cell table:formula="of:=[.B20]/[.$H$2]" office:value-type="float" office:value="40953.8473194104">
            <text:p>40953.8473194104</text:p>
          </table:table-cell>
          <table:table-cell table:formula="of:=[.B20]/[.C20]" office:value-type="float" office:value="0.407800514314181">
            <text:p>0.407800514314181</text:p>
          </table:table-cell>
          <table:table-cell table:formula="of:=[.A20]*2.753727+2957.8562-[.C20]" office:value-type="float" office:value="-27.6032434103545">
            <text:p>-27.6032434103545</text:p>
          </table:table-cell>
          <table:table-cell table:number-columns-repeated="5"/>
        </table:table-row>
        <table:table-row table:style-name="ro1">
          <table:table-cell office:value-type="float" office:value="11595">
            <text:p>11595</text:p>
          </table:table-cell>
          <table:table-cell office:value-type="float" office:value="14225">
            <text:p>14225</text:p>
          </table:table-cell>
          <table:table-cell table:formula="of:=[.B21]/[.$H$2]" office:value-type="float" office:value="34882.2512495427">
            <text:p>34882.2512495427</text:p>
          </table:table-cell>
          <table:table-cell table:formula="of:=[.B21]/[.C21]" office:value-type="float" office:value="0.407800514314181">
            <text:p>0.407800514314181</text:p>
          </table:table-cell>
          <table:table-cell table:formula="of:=[.A21]*2.753727+2957.8562-[.C21]" office:value-type="float" office:value="5.06951545731863">
            <text:p>5.06951545731863</text:p>
          </table:table-cell>
          <table:table-cell table:number-columns-repeated="5"/>
        </table:table-row>
        <table:table-row table:style-name="ro1">
          <table:table-cell office:value-type="float" office:value="10066">
            <text:p>10066</text:p>
          </table:table-cell>
          <table:table-cell office:value-type="float" office:value="12500">
            <text:p>12500</text:p>
          </table:table-cell>
          <table:table-cell table:formula="of:=[.B22]/[.$H$2]" office:value-type="float" office:value="30652.2418713029">
            <text:p>30652.2418713029</text:p>
          </table:table-cell>
          <table:table-cell table:formula="of:=[.B22]/[.C22]" office:value-type="float" office:value="0.407800514314181">
            <text:p>0.407800514314181</text:p>
          </table:table-cell>
          <table:table-cell table:formula="of:=[.A22]*2.753727+2957.8562-[.C22]" office:value-type="float" office:value="24.6303106971136">
            <text:p>24.6303106971136</text:p>
          </table:table-cell>
          <table:table-cell table:number-columns-repeated="5"/>
        </table:table-row>
        <table:table-row table:style-name="ro1">
          <table:table-cell office:value-type="float" office:value="8217">
            <text:p>8217</text:p>
          </table:table-cell>
          <table:table-cell office:value-type="float" office:value="10418">
            <text:p>10418</text:p>
          </table:table-cell>
          <table:table-cell table:formula="of:=[.B23]/[.$H$2]" office:value-type="float" office:value="25546.8044652187">
            <text:p>25546.8044652187</text:p>
          </table:table-cell>
          <table:table-cell table:formula="of:=[.B23]/[.C23]" office:value-type="float" office:value="0.407800514314181">
            <text:p>0.407800514314181</text:p>
          </table:table-cell>
          <table:table-cell table:formula="of:=[.A23]*2.753727+2957.8562-[.C23]" office:value-type="float" office:value="38.4264937813241">
            <text:p>38.4264937813241</text:p>
          </table:table-cell>
          <table:table-cell office:value-type="string">
            <text:p>current integrator 1</text:p>
          </table:table-cell>
          <table:table-cell table:number-columns-repeated="4"/>
        </table:table-row>
        <table:table-row table:style-name="ro1">
          <table:table-cell office:value-type="float" office:value="6441">
            <text:p>6441</text:p>
          </table:table-cell>
          <table:table-cell office:value-type="float" office:value="8417">
            <text:p>8417</text:p>
          </table:table-cell>
          <table:table-cell table:formula="of:=[.B24]/[.$H$2]" office:value-type="float" office:value="20639.9935864605">
            <text:p>20639.9935864605</text:p>
          </table:table-cell>
          <table:table-cell table:formula="of:=[.B24]/[.C24]" office:value-type="float" office:value="0.407800514314181">
            <text:p>0.407800514314181</text:p>
          </table:table-cell>
          <table:table-cell table:formula="of:=[.A24]*2.753727+2957.8562-[.C24]" office:value-type="float" office:value="54.6182205394907">
            <text:p>54.6182205394907</text:p>
          </table:table-cell>
          <table:table-cell table:number-columns-repeated="5"/>
        </table:table-row>
        <table:table-row table:style-name="ro1">
          <table:table-cell office:value-type="float" office:value="4389">
            <text:p>4389</text:p>
          </table:table-cell>
          <table:table-cell office:value-type="float" office:value="6112">
            <text:p>6112</text:p>
          </table:table-cell>
          <table:table-cell table:formula="of:=[.B25]/[.$H$2]" office:value-type="float" office:value="14987.7201853923">
            <text:p>14987.7201853923</text:p>
          </table:table-cell>
          <table:table-cell table:formula="of:=[.B25]/[.C25]" office:value-type="float" office:value="0.407800514314181">
            <text:p>0.407800514314181</text:p>
          </table:table-cell>
          <table:table-cell table:formula="of:=[.A25]*2.753727+2957.8562-[.C25]" office:value-type="float" office:value="56.2438176077412">
            <text:p>56.2438176077412</text:p>
          </table:table-cell>
          <table:table-cell office:value-type="string">
            <text:p>pos</text:p>
          </table:table-cell>
          <table:table-cell office:value-type="string">
            <text:p>M</text:p>
          </table:table-cell>
          <table:table-cell table:formula="of:=2.7488853*1048576" office:value-type="float" office:value="2882415.1523328">
            <text:p>2882415.1523328</text:p>
          </table:table-cell>
          <table:table-cell table:number-columns-repeated="2"/>
        </table:table-row>
        <table:table-row table:style-name="ro1">
          <table:table-cell office:value-type="float" office:value="2575">
            <text:p>2575</text:p>
          </table:table-cell>
          <table:table-cell office:value-type="float" office:value="4071">
            <text:p>4071</text:p>
          </table:table-cell>
          <table:table-cell table:formula="of:=[.B26]/[.$H$2]" office:value-type="float" office:value="9982.82213264593">
            <text:p>9982.82213264593</text:p>
          </table:table-cell>
          <table:table-cell table:formula="of:=[.B26]/[.C26]" office:value-type="float" office:value="0.407800514314181">
            <text:p>0.407800514314181</text:p>
          </table:table-cell>
          <table:table-cell table:formula="of:=[.A26]*2.753727+2957.8562-[.C26]" office:value-type="float" office:value="65.8810923540768">
            <text:p>65.8810923540768</text:p>
          </table:table-cell>
          <table:table-cell/>
          <table:table-cell office:value-type="string">
            <text:p>B</text:p>
          </table:table-cell>
          <table:table-cell table:formula="of:=2939.206167*1024" office:value-type="float" office:value="3009747.115008">
            <text:p>3009747.115008</text:p>
          </table:table-cell>
          <table:table-cell table:number-columns-repeated="2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3270">
            <text:p>3270</text:p>
          </table:table-cell>
          <table:table-cell table:formula="of:=[.B27]/[.$H$2]" office:value-type="float" office:value="8018.62647353284">
            <text:p>8018.62647353284</text:p>
          </table:table-cell>
          <table:table-cell table:formula="of:=[.B27]/[.C27]" office:value-type="float" office:value="0.407800514314181">
            <text:p>0.407800514314181</text:p>
          </table:table-cell>
          <table:table-cell table:formula="of:=[.A27]*2.753727+2957.8562-[.C27]" office:value-type="float" office:value="61.1619464671649">
            <text:p>61.1619464671649</text:p>
          </table:table-cell>
          <table:table-cell office:value-type="string">
            <text:p>neg</text:p>
          </table:table-cell>
          <table:table-cell office:value-type="string">
            <text:p>M</text:p>
          </table:table-cell>
          <table:table-cell table:formula="of:=2.760753*1048576" office:value-type="float" office:value="2894859.337728">
            <text:p>2894859.337728</text:p>
          </table:table-cell>
          <table:table-cell table:number-columns-repeated="2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2433.4">
            <text:p>2433.4</text:p>
          </table:table-cell>
          <table:table-cell table:formula="of:=[.B28]/[.$H$2]" office:value-type="float" office:value="5967.13322957028">
            <text:p>5967.13322957028</text:p>
          </table:table-cell>
          <table:table-cell table:formula="of:=[.B28]/[.C28]" office:value-type="float" office:value="0.407800514314181">
            <text:p>0.407800514314181</text:p>
          </table:table-cell>
          <table:table-cell table:formula="of:=[.A28]*2.753727+2957.8562-[.C28]" office:value-type="float" office:value="47.3599404297238">
            <text:p>47.3599404297238</text:p>
          </table:table-cell>
          <table:table-cell/>
          <table:table-cell office:value-type="string">
            <text:p>B</text:p>
          </table:table-cell>
          <table:table-cell table:formula="of:=3040.61036*1024" office:value-type="float" office:value="3113585.00864">
            <text:p>3113585.00864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631.6">
            <text:p>1631.6</text:p>
          </table:table-cell>
          <table:table-cell table:formula="of:=[.B29]/[.$H$2]" office:value-type="float" office:value="4000.97582697742">
            <text:p>4000.97582697742</text:p>
          </table:table-cell>
          <table:table-cell table:formula="of:=[.B29]/[.C29]" office:value-type="float" office:value="0.407800514314181">
            <text:p>0.407800514314181</text:p>
          </table:table-cell>
          <table:table-cell table:formula="of:=[.A29]*2.753727+2957.8562-[.C29]" office:value-type="float" office:value="22.5727220225772">
            <text:p>22.5727220225772</text:p>
          </table:table-cell>
          <table:table-cell office:value-type="string">
            <text:p>altogether</text:p>
          </table:table-cell>
          <table:table-cell office:value-type="string">
            <text:p>M</text:p>
          </table:table-cell>
          <table:table-cell table:formula="of:=2.7512007*1048576" office:value-type="float" office:value="2884843.0252032">
            <text:p>2884843.0252032</text:p>
          </table:table-cell>
          <table:table-cell table:number-columns-repeated="2"/>
        </table:table-row>
        <table:table-row table:style-name="ro1">
          <table:table-cell office:value-type="float" office:value="-338">
            <text:p>-338</text:p>
          </table:table-cell>
          <table:table-cell office:value-type="float" office:value="826">
            <text:p>826</text:p>
          </table:table-cell>
          <table:table-cell table:formula="of:=[.B30]/[.$H$2]" office:value-type="float" office:value="2025.50014285569">
            <text:p>2025.50014285569</text:p>
          </table:table-cell>
          <table:table-cell table:formula="of:=[.B30]/[.C30]" office:value-type="float" office:value="0.407800514314181">
            <text:p>0.407800514314181</text:p>
          </table:table-cell>
          <table:table-cell table:formula="of:=[.A30]*2.753727+2957.8562-[.C30]" office:value-type="float" office:value="1.5963311443054">
            <text:p>1.5963311443054</text:p>
          </table:table-cell>
          <table:table-cell/>
          <table:table-cell office:value-type="string">
            <text:p>B</text:p>
          </table:table-cell>
          <table:table-cell table:formula="of:=2940.88203*1024" office:value-type="float" office:value="3011463.19872">
            <text:p>3011463.19872</text:p>
          </table:table-cell>
          <table:table-cell table:number-columns-repeated="2"/>
        </table:table-row>
        <table:table-row table:style-name="ro1">
          <table:table-cell office:value-type="float" office:value="-1083">
            <text:p>-1083</text:p>
          </table:table-cell>
          <table:table-cell office:value-type="float" office:value="1">
            <text:p>1</text:p>
          </table:table-cell>
          <table:table-cell table:formula="of:=[.B31]/[.$H$2]" office:value-type="float" office:value="2.45217934970423">
            <text:p>2.45217934970423</text:p>
          </table:table-cell>
          <table:table-cell table:formula="of:=[.B31]/[.C31]" office:value-type="float" office:value="0.407800514314181">
            <text:p>0.407800514314181</text:p>
          </table:table-cell>
          <table:table-cell table:formula="of:=[.A31]*2.753727+2957.8562-[.C31]" office:value-type="float" office:value="-26.8823203497041">
            <text:p>-26.8823203497041</text:p>
          </table:table-cell>
          <table:table-cell/>
          <table:table-cell office:value-type="string">
            <text:p>compensated b</text:p>
          </table:table-cell>
          <table:table-cell table:formula="of:=[.H30]+38*1024" office:value-type="float" office:value="3050375.19872">
            <text:p>3050375.19872</text:p>
          </table:table-cell>
          <table:table-cell office:value-type="string">
            <text:p>(we get this by seeing the offset and subtracting it)</text:p>
          </table:table-cell>
          <table:table-cell/>
        </table:table-row>
        <table:table-row table:style-name="ro1">
          <table:table-cell/>
          <table:table-cell/>
          <table:table-cell table:formula="of:=[.B32]/[.$H$2]" office:value-type="float" office:value="0">
            <text:p>0</text:p>
          </table:table-cell>
          <table:table-cell table:formula="of:=[.B32]/[.C32]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/>
          <table:table-cell/>
          <table:table-cell table:formula="of:=[.B33]/[.$H$2]" office:value-type="float" office:value="0">
            <text:p>0</text:p>
          </table:table-cell>
          <table:table-cell table:formula="of:=[.B33]/[.C33]" office:value-type="float" office:value="0">
            <text:p>#DIV/0!</text:p>
          </table:table-cell>
          <table:table-cell/>
          <table:table-cell office:value-type="string">
            <text:p>PGA ON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candal</text:p>
          </table:table-cell>
          <table:table-cell office:value-type="string">
            <text:p>voltage</text:p>
          </table:table-cell>
          <table:table-cell office:value-type="string">
            <text:p>current</text:p>
          </table:table-cell>
          <table:table-cell office:value-type="string">
            <text:p>error</text:p>
          </table:table-cell>
          <table:table-cell office:value-type="string">
            <text:p>resistance</text:p>
          </table:table-cell>
          <table:table-cell/>
        </table:table-row>
        <table:table-row table:style-name="ro1">
          <table:table-cell office:value-type="float" office:value="-49861">
            <text:p>-49861</text:p>
          </table:table-cell>
          <table:table-cell office:value-type="float" office:value="-20376">
            <text:p>-20376</text:p>
          </table:table-cell>
          <table:table-cell table:formula="of:=[.B2]/[.$E$2]" office:value-type="float" office:value="-49965.6064295735">
            <text:p>-49965.6064295735</text:p>
          </table:table-cell>
          <table:table-cell table:formula="of:=[.A2]-[.C2]" office:value-type="float" office:value="104.606429573447">
            <text:p>104.606429573447</text:p>
          </table:table-cell>
          <table:table-cell office:value-type="float" office:value="0.407800514314181">
            <text:p>0.407800514314181</text:p>
          </table:table-cell>
          <table:table-cell/>
        </table:table-row>
        <table:table-row table:style-name="ro1">
          <table:table-cell office:value-type="float" office:value="-44925">
            <text:p>-44925</text:p>
          </table:table-cell>
          <table:table-cell office:value-type="float" office:value="-18366">
            <text:p>-18366</text:p>
          </table:table-cell>
          <table:table-cell table:formula="of:=[.B3]/[.$E$2]" office:value-type="float" office:value="-45036.7259366679">
            <text:p>-45036.7259366679</text:p>
          </table:table-cell>
          <table:table-cell table:formula="of:=[.A3]-[.C3]" office:value-type="float" office:value="111.725936667935">
            <text:p>111.725936667935</text:p>
          </table:table-cell>
          <table:table-cell table:number-columns-repeated="2"/>
        </table:table-row>
        <table:table-row table:style-name="ro1">
          <table:table-cell office:value-type="float" office:value="-40892">
            <text:p>-40892</text:p>
          </table:table-cell>
          <table:table-cell office:value-type="float" office:value="-16713">
            <text:p>-16713</text:p>
          </table:table-cell>
          <table:table-cell table:formula="of:=[.B4]/[.$E$2]" office:value-type="float" office:value="-40983.2734716068">
            <text:p>-40983.2734716068</text:p>
          </table:table-cell>
          <table:table-cell table:formula="of:=[.A4]-[.C4]" office:value-type="float" office:value="91.2734716068371">
            <text:p>91.2734716068371</text:p>
          </table:table-cell>
          <table:table-cell/>
          <table:table-cell office:value-type="string">
            <text:p>Notes:</text:p>
          </table:table-cell>
        </table:table-row>
        <table:table-row table:style-name="ro1">
          <table:table-cell office:value-type="float" office:value="-35029">
            <text:p>-35029</text:p>
          </table:table-cell>
          <table:table-cell office:value-type="float" office:value="-14310">
            <text:p>-14310</text:p>
          </table:table-cell>
          <table:table-cell table:formula="of:=[.B5]/[.$E$2]" office:value-type="float" office:value="-35090.6864942676">
            <text:p>-35090.6864942676</text:p>
          </table:table-cell>
          <table:table-cell table:formula="of:=[.A5]-[.C5]" office:value-type="float" office:value="61.6864942675675">
            <text:p>61.6864942675675</text:p>
          </table:table-cell>
          <table:table-cell/>
          <table:table-cell office:value-type="string">
            <text:p>Checking the error of Current Integrator 1</text:p>
          </table:table-cell>
        </table:table-row>
        <table:table-row table:style-name="ro1">
          <table:table-cell office:value-type="float" office:value="-30569">
            <text:p>-30569</text:p>
          </table:table-cell>
          <table:table-cell office:value-type="float" office:value="-12486">
            <text:p>-12486</text:p>
          </table:table-cell>
          <table:table-cell table:formula="of:=[.B6]/[.$E$2]" office:value-type="float" office:value="-30617.911360407">
            <text:p>-30617.911360407</text:p>
          </table:table-cell>
          <table:table-cell table:formula="of:=[.A6]-[.C6]" office:value-type="float" office:value="48.9113604070481">
            <text:p>48.9113604070481</text:p>
          </table:table-cell>
          <table:table-cell/>
          <table:table-cell office:value-type="string">
            <text:p>M = 2884843</text:p>
          </table:table-cell>
        </table:table-row>
        <table:table-row table:style-name="ro1">
          <table:table-cell office:value-type="float" office:value="-25778">
            <text:p>-25778</text:p>
          </table:table-cell>
          <table:table-cell office:value-type="float" office:value="-10523">
            <text:p>-10523</text:p>
          </table:table-cell>
          <table:table-cell table:formula="of:=[.B7]/[.$E$2]" office:value-type="float" office:value="-25804.2832969376">
            <text:p>-25804.2832969376</text:p>
          </table:table-cell>
          <table:table-cell table:formula="of:=[.A7]-[.C7]" office:value-type="float" office:value="26.2832969376395">
            <text:p>26.2832969376395</text:p>
          </table:table-cell>
          <table:table-cell/>
          <table:table-cell office:value-type="string">
            <text:p>B = 3050375</text:p>
          </table:table-cell>
        </table:table-row>
        <table:table-row table:style-name="ro1">
          <table:table-cell office:value-type="float" office:value="-20881">
            <text:p>-20881</text:p>
          </table:table-cell>
          <table:table-cell office:value-type="float" office:value="-8519">
            <text:p>-8519</text:p>
          </table:table-cell>
          <table:table-cell table:formula="of:=[.B8]/[.$E$2]" office:value-type="float" office:value="-20890.1158801304">
            <text:p>-20890.1158801304</text:p>
          </table:table-cell>
          <table:table-cell table:formula="of:=[.A8]-[.C8]" office:value-type="float" office:value="9.11588013035725">
            <text:p>9.11588013035725</text:p>
          </table:table-cell>
          <table:table-cell table:number-columns-repeated="2"/>
        </table:table-row>
        <table:table-row table:style-name="ro1">
          <table:table-cell office:value-type="float" office:value="-14760">
            <text:p>-14760</text:p>
          </table:table-cell>
          <table:table-cell office:value-type="float" office:value="-6015">
            <text:p>-6015</text:p>
          </table:table-cell>
          <table:table-cell table:formula="of:=[.B9]/[.$E$2]" office:value-type="float" office:value="-14749.858788471">
            <text:p>-14749.858788471</text:p>
          </table:table-cell>
          <table:table-cell table:formula="of:=[.A9]-[.C9]" office:value-type="float" office:value="-10.1412115290404">
            <text:p>-10.1412115290404</text:p>
          </table:table-cell>
          <table:table-cell/>
          <table:table-cell>
            <draw:frame table:end-cell-address="Sheet2.K24" table:end-x="0.193cm" table:end-y="0.404cm" draw:z-index="0" draw:style-name="gr1" svg:width="11.411cm" svg:height="6.999cm" svg:x="0.073cm" svg:y="0.153cm">
              <draw:object draw:notify-on-update-of-ranges="Sheet2.A2:Sheet2.A29 Sheet2.B1:Sheet2.B1 Sheet2.D2:Sheet2.D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-10965">
            <text:p>-10965</text:p>
          </table:table-cell>
          <table:table-cell office:value-type="float" office:value="-4466">
            <text:p>-4466</text:p>
          </table:table-cell>
          <table:table-cell table:formula="of:=[.B10]/[.$E$2]" office:value-type="float" office:value="-10951.4329757791">
            <text:p>-10951.4329757791</text:p>
          </table:table-cell>
          <table:table-cell table:formula="of:=[.A10]-[.C10]" office:value-type="float" office:value="-13.567024220898">
            <text:p>-13.567024220898</text:p>
          </table:table-cell>
          <table:table-cell table:number-columns-repeated="2"/>
        </table:table-row>
        <table:table-row table:style-name="ro1">
          <table:table-cell office:value-type="float" office:value="-8634">
            <text:p>-8634</text:p>
          </table:table-cell>
          <table:table-cell office:value-type="float" office:value="-3515">
            <text:p>-3515</text:p>
          </table:table-cell>
          <table:table-cell table:formula="of:=[.B11]/[.$E$2]" office:value-type="float" office:value="-8619.41041421038">
            <text:p>-8619.41041421038</text:p>
          </table:table-cell>
          <table:table-cell table:formula="of:=[.A11]-[.C11]" office:value-type="float" office:value="-14.589585789623">
            <text:p>-14.589585789623</text:p>
          </table:table-cell>
          <table:table-cell table:number-columns-repeated="2"/>
        </table:table-row>
        <table:table-row table:style-name="ro1">
          <table:table-cell office:value-type="float" office:value="-6190">
            <text:p>-6190</text:p>
          </table:table-cell>
          <table:table-cell office:value-type="float" office:value="-2519.1">
            <text:p>-2519.1</text:p>
          </table:table-cell>
          <table:table-cell table:formula="of:=[.B12]/[.$E$2]" office:value-type="float" office:value="-6177.28499983993">
            <text:p>-6177.28499983993</text:p>
          </table:table-cell>
          <table:table-cell table:formula="of:=[.A12]-[.C12]" office:value-type="float" office:value="-12.7150001600676">
            <text:p>-12.7150001600676</text:p>
          </table:table-cell>
          <table:table-cell table:number-columns-repeated="2"/>
        </table:table-row>
        <table:table-row table:style-name="ro1">
          <table:table-cell office:value-type="float" office:value="-3935">
            <text:p>-3935</text:p>
          </table:table-cell>
          <table:table-cell office:value-type="float" office:value="-1600.9">
            <text:p>-1600.9</text:p>
          </table:table-cell>
          <table:table-cell table:formula="of:=[.B13]/[.$E$2]" office:value-type="float" office:value="-3925.69392094151">
            <text:p>-3925.69392094151</text:p>
          </table:table-cell>
          <table:table-cell table:formula="of:=[.A13]-[.C13]" office:value-type="float" office:value="-9.30607905849365">
            <text:p>-9.30607905849365</text:p>
          </table:table-cell>
          <table:table-cell table:number-columns-repeated="2"/>
        </table:table-row>
        <table:table-row table:style-name="ro1">
          <table:table-cell office:value-type="float" office:value="-485">
            <text:p>-485</text:p>
          </table:table-cell>
          <table:table-cell office:value-type="float" office:value="-197.2">
            <text:p>-197.2</text:p>
          </table:table-cell>
          <table:table-cell table:formula="of:=[.B14]/[.$E$2]" office:value-type="float" office:value="-483.569767761675">
            <text:p>-483.569767761675</text:p>
          </table:table-cell>
          <table:table-cell table:formula="of:=[.A14]-[.C14]" office:value-type="float" office:value="-1.43023223832535">
            <text:p>-1.4302322383253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5]/[.$E$2]" office:value-type="float" office:value="0">
            <text:p>0</text:p>
          </table:table-cell>
          <table:table-cell table:formula="of:=[.A15]-[.C15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224">
            <text:p>224</text:p>
          </table:table-cell>
          <table:table-cell table:formula="of:=[.B16]/[.$E$2]" office:value-type="float" office:value="549.288174333748">
            <text:p>549.288174333748</text:p>
          </table:table-cell>
          <table:table-cell table:formula="of:=[.A16]-[.C16]" office:value-type="float" office:value="6.71182566625191">
            <text:p>6.71182566625191</text:p>
          </table:table-cell>
          <table:table-cell table:number-columns-repeated="2"/>
        </table:table-row>
        <table:table-row table:style-name="ro1">
          <table:table-cell office:value-type="float" office:value="2623">
            <text:p>2623</text:p>
          </table:table-cell>
          <table:table-cell office:value-type="float" office:value="1056.1">
            <text:p>1056.1</text:p>
          </table:table-cell>
          <table:table-cell table:formula="of:=[.B17]/[.$E$2]" office:value-type="float" office:value="2589.74661122264">
            <text:p>2589.74661122264</text:p>
          </table:table-cell>
          <table:table-cell table:formula="of:=[.A17]-[.C17]" office:value-type="float" office:value="33.2533887773602">
            <text:p>33.2533887773602</text:p>
          </table:table-cell>
          <table:table-cell table:number-columns-repeated="2"/>
        </table:table-row>
        <table:table-row table:style-name="ro1">
          <table:table-cell office:value-type="float" office:value="3811">
            <text:p>3811</text:p>
          </table:table-cell>
          <table:table-cell office:value-type="float" office:value="1535">
            <text:p>1535</text:p>
          </table:table-cell>
          <table:table-cell table:formula="of:=[.B18]/[.$E$2]" office:value-type="float" office:value="3764.095301796">
            <text:p>3764.095301796</text:p>
          </table:table-cell>
          <table:table-cell table:formula="of:=[.A18]-[.C18]" office:value-type="float" office:value="46.9046982040031">
            <text:p>46.9046982040031</text:p>
          </table:table-cell>
          <table:table-cell table:number-columns-repeated="2"/>
        </table:table-row>
        <table:table-row table:style-name="ro1">
          <table:table-cell office:value-type="float" office:value="5987">
            <text:p>5987</text:p>
          </table:table-cell>
          <table:table-cell office:value-type="float" office:value="2412">
            <text:p>2412</text:p>
          </table:table-cell>
          <table:table-cell table:formula="of:=[.B19]/[.$E$2]" office:value-type="float" office:value="5914.65659148661">
            <text:p>5914.65659148661</text:p>
          </table:table-cell>
          <table:table-cell table:formula="of:=[.A19]-[.C19]" office:value-type="float" office:value="72.3434085133913">
            <text:p>72.3434085133913</text:p>
          </table:table-cell>
          <table:table-cell table:number-columns-repeated="2"/>
        </table:table-row>
        <table:table-row table:style-name="ro1">
          <table:table-cell office:value-type="float" office:value="8124">
            <text:p>8124</text:p>
          </table:table-cell>
          <table:table-cell office:value-type="float" office:value="3280">
            <text:p>3280</text:p>
          </table:table-cell>
          <table:table-cell table:formula="of:=[.B20]/[.$E$2]" office:value-type="float" office:value="8043.14826702988">
            <text:p>8043.14826702988</text:p>
          </table:table-cell>
          <table:table-cell table:formula="of:=[.A20]-[.C20]" office:value-type="float" office:value="80.8517329701172">
            <text:p>80.8517329701172</text:p>
          </table:table-cell>
          <table:table-cell table:number-columns-repeated="2"/>
        </table:table-row>
        <table:table-row table:style-name="ro1">
          <table:table-cell office:value-type="float" office:value="10611">
            <text:p>10611</text:p>
          </table:table-cell>
          <table:table-cell office:value-type="float" office:value="4293">
            <text:p>4293</text:p>
          </table:table-cell>
          <table:table-cell table:formula="of:=[.B21]/[.$E$2]" office:value-type="float" office:value="10527.2059482803">
            <text:p>10527.2059482803</text:p>
          </table:table-cell>
          <table:table-cell table:formula="of:=[.A21]-[.C21]" office:value-type="float" office:value="83.7940517197294">
            <text:p>83.7940517197294</text:p>
          </table:table-cell>
          <table:table-cell table:number-columns-repeated="2"/>
        </table:table-row>
        <table:table-row table:style-name="ro1">
          <table:table-cell office:value-type="float" office:value="15395">
            <text:p>15395</text:p>
          </table:table-cell>
          <table:table-cell office:value-type="float" office:value="6243">
            <text:p>6243</text:p>
          </table:table-cell>
          <table:table-cell table:formula="of:=[.B22]/[.$E$2]" office:value-type="float" office:value="15308.9556802035">
            <text:p>15308.9556802035</text:p>
          </table:table-cell>
          <table:table-cell table:formula="of:=[.A22]-[.C22]" office:value-type="float" office:value="86.044319796476">
            <text:p>86.044319796476</text:p>
          </table:table-cell>
          <table:table-cell table:number-columns-repeated="2"/>
        </table:table-row>
        <table:table-row table:style-name="ro1">
          <table:table-cell office:value-type="float" office:value="20913">
            <text:p>20913</text:p>
          </table:table-cell>
          <table:table-cell office:value-type="float" office:value="8494">
            <text:p>8494</text:p>
          </table:table-cell>
          <table:table-cell table:formula="of:=[.B23]/[.$E$2]" office:value-type="float" office:value="20828.8113963878">
            <text:p>20828.8113963878</text:p>
          </table:table-cell>
          <table:table-cell table:formula="of:=[.A23]-[.C23]" office:value-type="float" office:value="84.1886036122487">
            <text:p>84.1886036122487</text:p>
          </table:table-cell>
          <table:table-cell table:number-columns-repeated="2"/>
        </table:table-row>
        <table:table-row table:style-name="ro1">
          <table:table-cell office:value-type="float" office:value="25935">
            <text:p>25935</text:p>
          </table:table-cell>
          <table:table-cell office:value-type="float" office:value="10547">
            <text:p>10547</text:p>
          </table:table-cell>
          <table:table-cell table:formula="of:=[.B24]/[.$E$2]" office:value-type="float" office:value="25863.1356013305">
            <text:p>25863.1356013305</text:p>
          </table:table-cell>
          <table:table-cell table:formula="of:=[.A24]-[.C24]" office:value-type="float" office:value="71.8643986694588">
            <text:p>71.8643986694588</text:p>
          </table:table-cell>
          <table:table-cell table:number-columns-repeated="2"/>
        </table:table-row>
        <table:table-row table:style-name="ro1">
          <table:table-cell office:value-type="float" office:value="31461">
            <text:p>31461</text:p>
          </table:table-cell>
          <table:table-cell office:value-type="float" office:value="12807">
            <text:p>12807</text:p>
          </table:table-cell>
          <table:table-cell table:formula="of:=[.B25]/[.$E$2]" office:value-type="float" office:value="31405.0609316621">
            <text:p>31405.0609316621</text:p>
          </table:table-cell>
          <table:table-cell table:formula="of:=[.A25]-[.C25]" office:value-type="float" office:value="55.9390683378915">
            <text:p>55.9390683378915</text:p>
          </table:table-cell>
          <table:table-cell table:number-columns-repeated="2"/>
        </table:table-row>
        <table:table-row table:style-name="ro1">
          <table:table-cell office:value-type="float" office:value="35125">
            <text:p>35125</text:p>
          </table:table-cell>
          <table:table-cell office:value-type="float" office:value="14314">
            <text:p>14314</text:p>
          </table:table-cell>
          <table:table-cell table:formula="of:=[.B26]/[.$E$2]" office:value-type="float" office:value="35100.4952116664">
            <text:p>35100.4952116664</text:p>
          </table:table-cell>
          <table:table-cell table:formula="of:=[.A26]-[.C26]" office:value-type="float" office:value="24.5047883336156">
            <text:p>24.5047883336156</text:p>
          </table:table-cell>
          <table:table-cell table:number-columns-repeated="2"/>
        </table:table-row>
        <table:table-row table:style-name="ro1">
          <table:table-cell office:value-type="float" office:value="40094">
            <text:p>40094</text:p>
          </table:table-cell>
          <table:table-cell office:value-type="float" office:value="16352">
            <text:p>16352</text:p>
          </table:table-cell>
          <table:table-cell table:formula="of:=[.B27]/[.$E$2]" office:value-type="float" office:value="40098.0367263636">
            <text:p>40098.0367263636</text:p>
          </table:table-cell>
          <table:table-cell table:formula="of:=[.A27]-[.C27]" office:value-type="float" office:value="-4.03672636361443">
            <text:p>-4.03672636361443</text:p>
          </table:table-cell>
          <table:table-cell table:number-columns-repeated="2"/>
        </table:table-row>
        <table:table-row table:style-name="ro1">
          <table:table-cell office:value-type="float" office:value="45096">
            <text:p>45096</text:p>
          </table:table-cell>
          <table:table-cell office:value-type="float" office:value="18415">
            <text:p>18415</text:p>
          </table:table-cell>
          <table:table-cell table:formula="of:=[.B28]/[.$E$2]" office:value-type="float" office:value="45156.8827248034">
            <text:p>45156.8827248034</text:p>
          </table:table-cell>
          <table:table-cell table:formula="of:=[.A28]-[.C28]" office:value-type="float" office:value="-60.8827248034431">
            <text:p>-60.8827248034431</text:p>
          </table:table-cell>
          <table:table-cell table:number-columns-repeated="2"/>
        </table:table-row>
        <table:table-row table:style-name="ro1">
          <table:table-cell office:value-type="float" office:value="50064">
            <text:p>50064</text:p>
          </table:table-cell>
          <table:table-cell office:value-type="float" office:value="20476">
            <text:p>20476</text:p>
          </table:table-cell>
          <table:table-cell table:formula="of:=[.B29]/[.$E$2]" office:value-type="float" office:value="50210.8243645439">
            <text:p>50210.8243645439</text:p>
          </table:table-cell>
          <table:table-cell table:formula="of:=[.A29]-[.C29]" office:value-type="float" office:value="-146.824364543863">
            <text:p>-146.8243645438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30]/[.$E$2]" office:value-type="float" office:value="0">
            <text:p>0</text:p>
          </table:table-cell>
          <table:table-cell table:formula="of:=[.A30]-[.C30]" office:value-type="float" office:value="0">
            <text:p>0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scandal</text:p>
          </table:table-cell>
          <table:table-cell office:value-type="string">
            <text:p>voltage</text:p>
          </table:table-cell>
          <table:table-cell office:value-type="string">
            <text:p>current</text:p>
          </table:table-cell>
          <table:table-cell office:value-type="string">
            <text:p>error</text:p>
          </table:table-cell>
          <table:table-cell office:value-type="string">
            <text:p>Error (limited)</text:p>
          </table:table-cell>
          <table:table-cell table:number-columns-repeated="2"/>
          <table:table-cell office:value-type="string">
            <text:p>Notes</text:p>
          </table:table-cell>
          <table:table-cell/>
          <table:table-cell office:value-type="string">
            <text:p>Resistance</text:p>
          </table:table-cell>
          <table:table-cell office:value-type="string">
            <text:p>Temperature</text:p>
          </table:table-cell>
        </table:table-row>
        <table:table-row table:style-name="ro1">
          <table:table-cell office:value-type="float" office:value="-707">
            <text:p>-707</text:p>
          </table:table-cell>
          <table:table-cell office:value-type="float" office:value="0">
            <text:p>0</text:p>
          </table:table-cell>
          <table:table-cell table:formula="of:=[.B2]/[.$J$2]" office:value-type="float" office:value="0">
            <text:p>0</text:p>
          </table:table-cell>
          <table:table-cell table:formula="of:=[.A2]*5.5319134+3915.1717-[.C2]" office:value-type="float" office:value="4.10892620000004">
            <text:p>4.10892620000004</text:p>
          </table:table-cell>
          <table:table-cell table:formula="of:=[.A2]*5.525888+3916.4783-[.C2]" office:value-type="float" office:value="9.67548400000032">
            <text:p>9.67548400000032</text:p>
          </table:table-cell>
          <table:table-cell table:number-columns-repeated="2"/>
          <table:table-cell office:value-type="string">
            <text:p>Current Integrator 1</text:p>
          </table:table-cell>
          <table:table-cell/>
          <table:table-cell office:value-type="float" office:value="0.407800514314181">
            <text:p>0.407800514314181</text:p>
          </table:table-cell>
          <table:table-cell office:value-type="string">
            <text:p>~20degrees C</text:p>
          </table:table-cell>
        </table:table-row>
        <table:table-row table:style-name="ro1">
          <table:table-cell office:value-type="float" office:value="7462">
            <text:p>7462</text:p>
          </table:table-cell>
          <table:table-cell office:value-type="float" office:value="18434">
            <text:p>18434</text:p>
          </table:table-cell>
          <table:table-cell table:formula="of:=[.B3]/[.$J$2]" office:value-type="float" office:value="45203.4741324478">
            <text:p>45203.4741324478</text:p>
          </table:table-cell>
          <table:table-cell table:formula="of:=[.A3]*5.5319134+3915.1717-[.C3]" office:value-type="float" office:value="-9.16464164782519">
            <text:p>-9.16464164782519</text:p>
          </table:table-cell>
          <table:table-cell table:formula="of:=[.A3]*5.525888+3916.4783-[.C3]" office:value-type="float" office:value="-52.8195764478223">
            <text:p>-52.8195764478223</text:p>
          </table:table-cell>
          <table:table-cell/>
          <table:table-cell>
            <draw:frame table:end-cell-address="Sheet3.K17" table:end-x="0.908cm" table:end-y="0.133cm" draw:z-index="0" draw:style-name="gr1" svg:width="9.941cm" svg:height="6.06cm" svg:x="0cm" svg:y="0.371cm">
              <draw:object draw:notify-on-update-of-ranges="Sheet3.A2:Sheet3.A24 Sheet3.B1:Sheet3.B1 Sheet3.C2:Sheet3.C24 Sheet3.A6:Sheet3.A20 Sheet3.C6:Sheet3.C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string">
            <text:p>PGA OFF</text:p>
          </table:table-cell>
          <table:table-cell table:number-columns-repeated="2"/>
          <table:table-cell>
            <draw:frame table:end-cell-address="Sheet3.P15" table:end-x="0.221cm" table:end-y="0.45cm" draw:z-index="1" draw:style-name="gr1" svg:width="10.078cm" svg:height="5.451cm" svg:x="1.433cm" svg:y="0.398cm">
              <draw:object draw:notify-on-update-of-ranges="Sheet3.C2:Sheet3.C24 Sheet3.C1:Sheet3.C1 Sheet3.D2:Sheet3.D24 Sheet3.C2:Sheet3.C24 Sheet3.E2:Sheet3.E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6622">
            <text:p>6622</text:p>
          </table:table-cell>
          <table:table-cell office:value-type="float" office:value="16535">
            <text:p>16535</text:p>
          </table:table-cell>
          <table:table-cell table:formula="of:=[.B4]/[.$J$2]" office:value-type="float" office:value="40546.7855473595">
            <text:p>40546.7855473595</text:p>
          </table:table-cell>
          <table:table-cell table:formula="of:=[.A4]*5.5319134+3915.1717-[.C4]" office:value-type="float" office:value="0.71668744051567">
            <text:p>0.71668744051567</text:p>
          </table:table-cell>
          <table:table-cell table:formula="of:=[.A4]*5.525888+3916.4783-[.C4]" office:value-type="float" office:value="-37.8769113594826">
            <text:p>-37.8769113594826</text:p>
          </table:table-cell>
          <table:table-cell table:number-columns-repeated="6"/>
        </table:table-row>
        <table:table-row table:style-name="ro1">
          <table:table-cell office:value-type="float" office:value="5643">
            <text:p>5643</text:p>
          </table:table-cell>
          <table:table-cell office:value-type="float" office:value="14326">
            <text:p>14326</text:p>
          </table:table-cell>
          <table:table-cell table:formula="of:=[.B5]/[.$J$2]" office:value-type="float" office:value="35129.9213638628">
            <text:p>35129.9213638628</text:p>
          </table:table-cell>
          <table:table-cell table:formula="of:=[.A5]*5.5319134+3915.1717-[.C5]" office:value-type="float" office:value="1.83765233716258">
            <text:p>1.83765233716258</text:p>
          </table:table-cell>
          <table:table-cell table:formula="of:=[.A5]*5.525888+3916.4783-[.C5]" office:value-type="float" office:value="-30.8570798628352">
            <text:p>-30.8570798628352</text:p>
          </table:table-cell>
          <table:table-cell table:number-columns-repeated="6"/>
        </table:table-row>
        <table:table-row table:style-name="ro1">
          <table:table-cell office:value-type="float" office:value="4764">
            <text:p>4764</text:p>
          </table:table-cell>
          <table:table-cell office:value-type="float" office:value="12341">
            <text:p>12341</text:p>
          </table:table-cell>
          <table:table-cell table:formula="of:=[.B6]/[.$J$2]" office:value-type="float" office:value="30262.3453546999">
            <text:p>30262.3453546999</text:p>
          </table:table-cell>
          <table:table-cell table:formula="of:=[.A6]*5.5319134+3915.1717-[.C6]" office:value-type="float" office:value="6.86178290006501">
            <text:p>6.86178290006501</text:p>
          </table:table-cell>
          <table:table-cell table:formula="of:=[.A6]*5.525888+3916.4783-[.C6]" office:value-type="float" office:value="-20.5366226999358">
            <text:p>-20.5366226999358</text:p>
          </table:table-cell>
          <table:table-cell table:number-columns-repeated="6"/>
        </table:table-row>
        <table:table-row table:style-name="ro1">
          <table:table-cell office:value-type="float" office:value="3751">
            <text:p>3751</text:p>
          </table:table-cell>
          <table:table-cell office:value-type="float" office:value="10055">
            <text:p>10055</text:p>
          </table:table-cell>
          <table:table-cell table:formula="of:=[.B7]/[.$J$2]" office:value-type="float" office:value="24656.6633612761">
            <text:p>24656.6633612761</text:p>
          </table:table-cell>
          <table:table-cell table:formula="of:=[.A7]*5.5319134+3915.1717-[.C7]" office:value-type="float" office:value="8.71550212393777">
            <text:p>8.71550212393777</text:p>
          </table:table-cell>
          <table:table-cell table:formula="of:=[.A7]*5.525888+3916.4783-[.C7]" office:value-type="float" office:value="-12.579173276059">
            <text:p>-12.579173276059</text:p>
          </table:table-cell>
          <table:table-cell table:number-columns-repeated="6"/>
        </table:table-row>
        <table:table-row table:style-name="ro1">
          <table:table-cell office:value-type="float" office:value="2921">
            <text:p>2921</text:p>
          </table:table-cell>
          <table:table-cell office:value-type="float" office:value="8177">
            <text:p>8177</text:p>
          </table:table-cell>
          <table:table-cell table:formula="of:=[.B8]/[.$J$2]" office:value-type="float" office:value="20051.4705425315">
            <text:p>20051.4705425315</text:p>
          </table:table-cell>
          <table:table-cell table:formula="of:=[.A8]*5.5319134+3915.1717-[.C8]" office:value-type="float" office:value="22.4201988684872">
            <text:p>22.4201988684872</text:p>
          </table:table-cell>
          <table:table-cell table:formula="of:=[.A8]*5.525888+3916.4783-[.C8]" office:value-type="float" office:value="6.12660546848929">
            <text:p>6.12660546848929</text:p>
          </table:table-cell>
          <table:table-cell table:number-columns-repeated="6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6136">
            <text:p>6136</text:p>
          </table:table-cell>
          <table:table-cell table:formula="of:=[.B9]/[.$J$2]" office:value-type="float" office:value="15046.5724897852">
            <text:p>15046.5724897852</text:p>
          </table:table-cell>
          <table:table-cell table:formula="of:=[.A9]*5.5319134+3915.1717-[.C9]" office:value-type="float" office:value="20.9366246148293">
            <text:p>20.9366246148293</text:p>
          </table:table-cell>
          <table:table-cell table:formula="of:=[.A9]*5.525888+3916.4783-[.C9]" office:value-type="float" office:value="10.0960182148301">
            <text:p>10.0960182148301</text:p>
          </table:table-cell>
          <table:table-cell table:number-columns-repeated="6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4089">
            <text:p>4089</text:p>
          </table:table-cell>
          <table:table-cell table:formula="of:=[.B10]/[.$J$2]" office:value-type="float" office:value="10026.9613609406">
            <text:p>10026.9613609406</text:p>
          </table:table-cell>
          <table:table-cell table:formula="of:=[.A10]*5.5319134+3915.1717-[.C10]" office:value-type="float" office:value="17.5703862593909">
            <text:p>17.5703862593909</text:p>
          </table:table-cell>
          <table:table-cell table:formula="of:=[.A10]*5.525888+3916.4783-[.C10]" office:value-type="float" office:value="12.2008430593924">
            <text:p>12.2008430593924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040.2">
            <text:p>2040.2</text:p>
          </table:table-cell>
          <table:table-cell table:formula="of:=[.B11]/[.$J$2]" office:value-type="float" office:value="5002.93630926658">
            <text:p>5002.93630926658</text:p>
          </table:table-cell>
          <table:table-cell table:formula="of:=[.A11]*5.5319134+3915.1717-[.C11]" office:value-type="float" office:value="2.02233053342479">
            <text:p>2.02233053342479</text:p>
          </table:table-cell>
          <table:table-cell table:formula="of:=[.A11]*5.525888+3916.4783-[.C11]" office:value-type="float" office:value="2.14192673342495">
            <text:p>2.14192673342495</text:p>
          </table:table-cell>
          <table:table-cell table:number-columns-repeated="6"/>
        </table:table-row>
        <table:table-row table:style-name="ro1">
          <table:table-cell office:value-type="float" office:value="-259">
            <text:p>-259</text:p>
          </table:table-cell>
          <table:table-cell office:value-type="float" office:value="1009.8">
            <text:p>1009.8</text:p>
          </table:table-cell>
          <table:table-cell table:formula="of:=[.B12]/[.$J$2]" office:value-type="float" office:value="2476.21070733133">
            <text:p>2476.21070733133</text:p>
          </table:table-cell>
          <table:table-cell table:formula="of:=[.A12]*5.5319134+3915.1717-[.C12]" office:value-type="float" office:value="6.19542206866618">
            <text:p>6.19542206866618</text:p>
          </table:table-cell>
          <table:table-cell table:formula="of:=[.A12]*5.525888+3916.4783-[.C12]" office:value-type="float" office:value="9.06260066866616">
            <text:p>9.06260066866616</text:p>
          </table:table-cell>
          <table:table-cell table:number-columns-repeated="6"/>
        </table:table-row>
        <table:table-row table:style-name="ro1">
          <table:table-cell office:value-type="float" office:value="-707">
            <text:p>-707</text:p>
          </table:table-cell>
          <table:table-cell office:value-type="float" office:value="0">
            <text:p>0</text:p>
          </table:table-cell>
          <table:table-cell table:formula="of:=[.B13]/[.$J$2]" office:value-type="float" office:value="0">
            <text:p>0</text:p>
          </table:table-cell>
          <table:table-cell table:formula="of:=[.A13]*5.5319134+3915.1717-[.C13]" office:value-type="float" office:value="4.10892620000004">
            <text:p>4.10892620000004</text:p>
          </table:table-cell>
          <table:table-cell table:formula="of:=[.A13]*5.525888+3916.4783-[.C13]" office:value-type="float" office:value="9.67548400000032">
            <text:p>9.67548400000032</text:p>
          </table:table-cell>
          <table:table-cell table:number-columns-repeated="6"/>
        </table:table-row>
        <table:table-row table:style-name="ro1">
          <table:table-cell office:value-type="float" office:value="-1156">
            <text:p>-1156</text:p>
          </table:table-cell>
          <table:table-cell office:value-type="float" office:value="-1010.3">
            <text:p>-1010.3</text:p>
          </table:table-cell>
          <table:table-cell table:formula="of:=[.B14]/[.$J$2]" office:value-type="float" office:value="-2477.43679700619">
            <text:p>-2477.43679700619</text:p>
          </table:table-cell>
          <table:table-cell table:formula="of:=[.A14]*5.5319134+3915.1717-[.C14]" office:value-type="float" office:value="-2.28339339381318">
            <text:p>-2.28339339381318</text:p>
          </table:table-cell>
          <table:table-cell table:formula="of:=[.A14]*5.525888+3916.4783-[.C14]" office:value-type="float" office:value="5.98856900618648">
            <text:p>5.98856900618648</text:p>
          </table:table-cell>
          <table:table-cell table:number-columns-repeated="6"/>
        </table:table-row>
        <table:table-row table:style-name="ro1">
          <table:table-cell office:value-type="float" office:value="-1584">
            <text:p>-1584</text:p>
          </table:table-cell>
          <table:table-cell office:value-type="float" office:value="-1973.6">
            <text:p>-1973.6</text:p>
          </table:table-cell>
          <table:table-cell table:formula="of:=[.B15]/[.$J$2]" office:value-type="float" office:value="-4839.62116457627">
            <text:p>-4839.62116457627</text:p>
          </table:table-cell>
          <table:table-cell table:formula="of:=[.A15]*5.5319134+3915.1717-[.C15]" office:value-type="float" office:value="-7.75796102372624">
            <text:p>-7.75796102372624</text:p>
          </table:table-cell>
          <table:table-cell table:formula="of:=[.A15]*5.525888+3916.4783-[.C15]" office:value-type="float" office:value="3.0928725762742">
            <text:p>3.0928725762742</text:p>
          </table:table-cell>
          <table:table-cell table:number-columns-repeated="6"/>
        </table:table-row>
        <table:table-row table:style-name="ro1">
          <table:table-cell office:value-type="float" office:value="-2527">
            <text:p>-2527</text:p>
          </table:table-cell>
          <table:table-cell office:value-type="float" office:value="-4095">
            <text:p>-4095</text:p>
          </table:table-cell>
          <table:table-cell table:formula="of:=[.B16]/[.$J$2]" office:value-type="float" office:value="-10041.6744370388">
            <text:p>-10041.6744370388</text:p>
          </table:table-cell>
          <table:table-cell table:formula="of:=[.A16]*5.5319134+3915.1717-[.C16]" office:value-type="float" office:value="-22.2990247611669">
            <text:p>-22.2990247611669</text:p>
          </table:table-cell>
          <table:table-cell table:formula="of:=[.A16]*5.525888+3916.4783-[.C16]" office:value-type="float" office:value="-5.76623896116689">
            <text:p>-5.76623896116689</text:p>
          </table:table-cell>
          <table:table-cell table:number-columns-repeated="6"/>
        </table:table-row>
        <table:table-row table:style-name="ro1">
          <table:table-cell office:value-type="float" office:value="-3422">
            <text:p>-3422</text:p>
          </table:table-cell>
          <table:table-cell office:value-type="float" office:value="-6114">
            <text:p>-6114</text:p>
          </table:table-cell>
          <table:table-cell table:formula="of:=[.B17]/[.$J$2]" office:value-type="float" office:value="-14992.6245440917">
            <text:p>-14992.6245440917</text:p>
          </table:table-cell>
          <table:table-cell table:formula="of:=[.A17]*5.5319134+3915.1717-[.C17]" office:value-type="float" office:value="-22.4114107083242">
            <text:p>-22.4114107083242</text:p>
          </table:table-cell>
          <table:table-cell table:formula="of:=[.A17]*5.525888+3916.4783-[.C17]" office:value-type="float" office:value="-0.485891908323538">
            <text:p>-0.485891908323538</text:p>
          </table:table-cell>
          <table:table-cell table:number-columns-repeated="6"/>
        </table:table-row>
        <table:table-row table:style-name="ro1">
          <table:table-cell office:value-type="float" office:value="-4346">
            <text:p>-4346</text:p>
          </table:table-cell>
          <table:table-cell office:value-type="float" office:value="-8192">
            <text:p>-8192</text:p>
          </table:table-cell>
          <table:table-cell table:formula="of:=[.B18]/[.$J$2]" office:value-type="float" office:value="-20088.2532327771">
            <text:p>-20088.2532327771</text:p>
          </table:table-cell>
          <table:table-cell table:formula="of:=[.A18]*5.5319134+3915.1717-[.C18]" office:value-type="float" office:value="-38.2707036229258">
            <text:p>-38.2707036229258</text:p>
          </table:table-cell>
          <table:table-cell table:formula="of:=[.A18]*5.525888+3916.4783-[.C18]" office:value-type="float" office:value="-10.7777152229282">
            <text:p>-10.7777152229282</text:p>
          </table:table-cell>
          <table:table-cell table:number-columns-repeated="6"/>
        </table:table-row>
        <table:table-row table:style-name="ro1">
          <table:table-cell office:value-type="float" office:value="-5236">
            <text:p>-5236</text:p>
          </table:table-cell>
          <table:table-cell office:value-type="float" office:value="-10202">
            <text:p>-10202</text:p>
          </table:table-cell>
          <table:table-cell table:formula="of:=[.B19]/[.$J$2]" office:value-type="float" office:value="-25017.1337256826">
            <text:p>-25017.1337256826</text:p>
          </table:table-cell>
          <table:table-cell table:formula="of:=[.A19]*5.5319134+3915.1717-[.C19]" office:value-type="float" office:value="-32.7931367174206">
            <text:p>-32.7931367174206</text:p>
          </table:table-cell>
          <table:table-cell table:formula="of:=[.A19]*5.525888+3916.4783-[.C19]" office:value-type="float" office:value="0.0624576825757686">
            <text:p>0.0624576825757686</text:p>
          </table:table-cell>
          <table:table-cell/>
          <table:table-cell office:value-type="string">
            <text:p>M</text:p>
          </table:table-cell>
          <table:table-cell table:formula="of:=5.5319134*1048576" office:value-type="float" office:value="5800631.6253184">
            <text:p>5800631.6253184</text:p>
          </table:table-cell>
          <table:table-cell/>
          <table:table-cell office:value-type="string">
            <text:p>M</text:p>
          </table:table-cell>
          <table:table-cell table:formula="of:=5.52588848*1048576" office:value-type="float" office:value="5794314.03880448">
            <text:p>5794314.03880448</text:p>
          </table:table-cell>
        </table:table-row>
        <table:table-row table:style-name="ro1">
          <table:table-cell office:value-type="float" office:value="-6149">
            <text:p>-6149</text:p>
          </table:table-cell>
          <table:table-cell office:value-type="float" office:value="-12256">
            <text:p>-12256</text:p>
          </table:table-cell>
          <table:table-cell table:formula="of:=[.B20]/[.$J$2]" office:value-type="float" office:value="-30053.9101099751">
            <text:p>-30053.9101099751</text:p>
          </table:table-cell>
          <table:table-cell table:formula="of:=[.A20]*5.5319134+3915.1717-[.C20]" office:value-type="float" office:value="-46.6536866249262">
            <text:p>-46.6536866249262</text:p>
          </table:table-cell>
          <table:table-cell table:formula="of:=[.A20]*5.525888+3916.4783-[.C20]" office:value-type="float" office:value="-8.2969020249293">
            <text:p>-8.2969020249293</text:p>
          </table:table-cell>
          <table:table-cell/>
          <table:table-cell office:value-type="string">
            <text:p>B</text:p>
          </table:table-cell>
          <table:table-cell table:formula="of:=3915.17176*1024" office:value-type="float" office:value="4009135.88224">
            <text:p>4009135.88224</text:p>
          </table:table-cell>
          <table:table-cell/>
          <table:table-cell office:value-type="string">
            <text:p>B</text:p>
          </table:table-cell>
          <table:table-cell table:formula="of:=3916.4783*1024" office:value-type="float" office:value="4010473.7792">
            <text:p>4010473.7792</text:p>
          </table:table-cell>
        </table:table-row>
        <table:table-row table:style-name="ro1">
          <table:table-cell office:value-type="float" office:value="-7055">
            <text:p>-7055</text:p>
          </table:table-cell>
          <table:table-cell office:value-type="float" office:value="-14308">
            <text:p>-14308</text:p>
          </table:table-cell>
          <table:table-cell table:formula="of:=[.B21]/[.$J$2]" office:value-type="float" office:value="-35085.7821355682">
            <text:p>-35085.7821355682</text:p>
          </table:table-cell>
          <table:table-cell table:formula="of:=[.A21]*5.5319134+3915.1717-[.C21]" office:value-type="float" office:value="-26.6952014318376">
            <text:p>-26.6952014318376</text:p>
          </table:table-cell>
          <table:table-cell table:formula="of:=[.A21]*5.525888+3916.4783-[.C21]" office:value-type="float" office:value="17.120595568158">
            <text:p>17.120595568158</text:p>
          </table:table-cell>
          <table:table-cell/>
          <table:table-cell office:value-type="string">
            <text:p>using the whole range</text:p>
          </table:table-cell>
          <table:table-cell table:number-columns-repeated="2"/>
          <table:table-cell office:value-type="string">
            <text:p>using limited range</text:p>
          </table:table-cell>
          <table:table-cell/>
        </table:table-row>
        <table:table-row table:style-name="ro1">
          <table:table-cell office:value-type="float" office:value="-7959">
            <text:p>-7959</text:p>
          </table:table-cell>
          <table:table-cell office:value-type="float" office:value="-16356">
            <text:p>-16356</text:p>
          </table:table-cell>
          <table:table-cell table:formula="of:=[.B22]/[.$J$2]" office:value-type="float" office:value="-40107.8454437624">
            <text:p>-40107.8454437624</text:p>
          </table:table-cell>
          <table:table-cell table:formula="of:=[.A22]*5.5319134+3915.1717-[.C22]" office:value-type="float" office:value="-5.48160683756578">
            <text:p>-5.48160683756578</text:p>
          </table:table-cell>
          <table:table-cell table:formula="of:=[.A22]*5.525888+3916.4783-[.C22]" office:value-type="float" office:value="43.7811517624359">
            <text:p>43.7811517624359</text:p>
          </table:table-cell>
          <table:table-cell table:number-columns-repeated="6"/>
        </table:table-row>
        <table:table-row table:style-name="ro1">
          <table:table-cell office:value-type="float" office:value="-8864">
            <text:p>-8864</text:p>
          </table:table-cell>
          <table:table-cell office:value-type="float" office:value="-18408">
            <text:p>-18408</text:p>
          </table:table-cell>
          <table:table-cell table:formula="of:=[.B23]/[.$J$2]" office:value-type="float" office:value="-45139.7174693555">
            <text:p>-45139.7174693555</text:p>
          </table:table-cell>
          <table:table-cell table:formula="of:=[.A23]*5.5319134+3915.1717-[.C23]" office:value-type="float" office:value="20.0087917555138">
            <text:p>20.0087917555138</text:p>
          </table:table-cell>
          <table:table-cell table:formula="of:=[.A23]*5.525888+3916.4783-[.C23]" office:value-type="float" office:value="74.7245373555124">
            <text:p>74.7245373555124</text:p>
          </table:table-cell>
          <table:table-cell table:number-columns-repeated="6"/>
        </table:table-row>
        <table:table-row table:style-name="ro1">
          <table:table-cell office:value-type="float" office:value="-9763">
            <text:p>-9763</text:p>
          </table:table-cell>
          <table:table-cell office:value-type="float" office:value="-20468">
            <text:p>-20468</text:p>
          </table:table-cell>
          <table:table-cell table:formula="of:=[.B24]/[.$J$2]" office:value-type="float" office:value="-50191.2069297462">
            <text:p>-50191.2069297462</text:p>
          </table:table-cell>
          <table:table-cell table:formula="of:=[.A24]*5.5319134+3915.1717-[.C24]" office:value-type="float" office:value="98.3081055462317">
            <text:p>98.3081055462317</text:p>
          </table:table-cell>
          <table:table-cell table:formula="of:=[.A24]*5.525888+3916.4783-[.C24]" office:value-type="float" office:value="158.440685746231">
            <text:p>158.440685746231</text:p>
          </table:table-cell>
          <table:table-cell table:number-columns-repeated="6"/>
        </table:table-row>
        <table:table-row table:style-name="ro1">
          <table:table-cell/>
          <table:table-cell/>
          <table:table-cell table:formula="of:=[.B25]/[.$J$2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HECKING</text:p>
          </table:table-cell>
          <table:table-cell/>
          <table:table-cell table:formula="of:=[.B26]/[.$J$2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candal</text:p>
          </table:table-cell>
          <table:table-cell office:value-type="string">
            <text:p>voltage</text:p>
          </table:table-cell>
          <table:table-cell office:value-type="string">
            <text:p>current</text:p>
          </table:table-cell>
          <table:table-cell office:value-type="string">
            <text:p>error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8]/[.$J$2]" office:value-type="float" office:value="0">
            <text:p>0</text:p>
          </table:table-cell>
          <table:table-cell table:formula="of:=[.A28]-[.C28]"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-5515">
            <text:p>-5515</text:p>
          </table:table-cell>
          <table:table-cell office:value-type="float" office:value="-2244">
            <text:p>-2244</text:p>
          </table:table-cell>
          <table:table-cell table:formula="of:=[.B29]/[.$J$2]" office:value-type="float" office:value="-5502.6904607363">
            <text:p>-5502.6904607363</text:p>
          </table:table-cell>
          <table:table-cell table:formula="of:=[.A29]-[.C29]" office:value-type="float" office:value="-12.3095392637024">
            <text:p>-12.3095392637024</text:p>
          </table:table-cell>
          <table:table-cell table:number-columns-repeated="7"/>
        </table:table-row>
        <table:table-row table:style-name="ro1">
          <table:table-cell office:value-type="float" office:value="-10107">
            <text:p>-10107</text:p>
          </table:table-cell>
          <table:table-cell office:value-type="float" office:value="-4111">
            <text:p>-4111</text:p>
          </table:table-cell>
          <table:table-cell table:formula="of:=[.B30]/[.$J$2]" office:value-type="float" office:value="-10080.9093066341">
            <text:p>-10080.9093066341</text:p>
          </table:table-cell>
          <table:table-cell table:formula="of:=[.A30]-[.C30]" office:value-type="float" office:value="-26.0906933659007">
            <text:p>-26.0906933659007</text:p>
          </table:table-cell>
          <table:table-cell table:number-columns-repeated="7"/>
        </table:table-row>
        <table:table-row table:style-name="ro1">
          <table:table-cell office:value-type="float" office:value="-15027">
            <text:p>-15027</text:p>
          </table:table-cell>
          <table:table-cell office:value-type="float" office:value="-6114">
            <text:p>-6114</text:p>
          </table:table-cell>
          <table:table-cell table:formula="of:=[.B31]/[.$J$2]" office:value-type="float" office:value="-14992.6245440917">
            <text:p>-14992.6245440917</text:p>
          </table:table-cell>
          <table:table-cell table:formula="of:=[.A31]-[.C31]" office:value-type="float" office:value="-34.3754559083227">
            <text:p>-34.3754559083227</text:p>
          </table:table-cell>
          <table:table-cell table:number-columns-repeated="7"/>
        </table:table-row>
        <table:table-row table:style-name="ro1">
          <table:table-cell office:value-type="float" office:value="-20110">
            <text:p>-20110</text:p>
          </table:table-cell>
          <table:table-cell office:value-type="float" office:value="-8183">
            <text:p>-8183</text:p>
          </table:table-cell>
          <table:table-cell table:formula="of:=[.B32]/[.$J$2]" office:value-type="float" office:value="-20066.1836186297">
            <text:p>-20066.1836186297</text:p>
          </table:table-cell>
          <table:table-cell table:formula="of:=[.A32]-[.C32]" office:value-type="float" office:value="-43.8163813702631">
            <text:p>-43.8163813702631</text:p>
          </table:table-cell>
          <table:table-cell table:number-columns-repeated="7"/>
        </table:table-row>
        <table:table-row table:style-name="ro1">
          <table:table-cell office:value-type="float" office:value="-25168">
            <text:p>-25168</text:p>
          </table:table-cell>
          <table:table-cell office:value-type="float" office:value="-10240">
            <text:p>-10240</text:p>
          </table:table-cell>
          <table:table-cell table:formula="of:=[.B33]/[.$J$2]" office:value-type="float" office:value="-25110.3165409713">
            <text:p>-25110.3165409713</text:p>
          </table:table-cell>
          <table:table-cell table:formula="of:=[.A33]-[.C33]" office:value-type="float" office:value="-57.6834590286599">
            <text:p>-57.6834590286599</text:p>
          </table:table-cell>
          <table:table-cell table:number-columns-repeated="7"/>
        </table:table-row>
        <table:table-row table:style-name="ro1">
          <table:table-cell office:value-type="float" office:value="-30115">
            <text:p>-30115</text:p>
          </table:table-cell>
          <table:table-cell office:value-type="float" office:value="-12258">
            <text:p>-12258</text:p>
          </table:table-cell>
          <table:table-cell table:formula="of:=[.B34]/[.$J$2]" office:value-type="float" office:value="-30058.8144686745">
            <text:p>-30058.8144686745</text:p>
          </table:table-cell>
          <table:table-cell table:formula="of:=[.A34]-[.C34]" office:value-type="float" office:value="-56.1855313255182">
            <text:p>-56.1855313255182</text:p>
          </table:table-cell>
          <table:table-cell table:number-columns-repeated="7"/>
        </table:table-row>
        <table:table-row table:style-name="ro1">
          <table:table-cell office:value-type="float" office:value="-35084">
            <text:p>-35084</text:p>
          </table:table-cell>
          <table:table-cell office:value-type="float" office:value="-14288">
            <text:p>-14288</text:p>
          </table:table-cell>
          <table:table-cell table:formula="of:=[.B35]/[.$J$2]" office:value-type="float" office:value="-35036.7385485741">
            <text:p>-35036.7385485741</text:p>
          </table:table-cell>
          <table:table-cell table:formula="of:=[.A35]-[.C35]" office:value-type="float" office:value="-47.2614514259258">
            <text:p>-47.2614514259258</text:p>
          </table:table-cell>
          <table:table-cell table:number-columns-repeated="7"/>
        </table:table-row>
        <table:table-row table:style-name="ro1">
          <table:table-cell office:value-type="float" office:value="-40140">
            <text:p>-40140</text:p>
          </table:table-cell>
          <table:table-cell office:value-type="float" office:value="-16363">
            <text:p>-16363</text:p>
          </table:table-cell>
          <table:table-cell table:formula="of:=[.B36]/[.$J$2]" office:value-type="float" office:value="-40125.0106992104">
            <text:p>-40125.0106992104</text:p>
          </table:table-cell>
          <table:table-cell table:formula="of:=[.A36]-[.C36]" office:value-type="float" office:value="-14.9893007896389">
            <text:p>-14.9893007896389</text:p>
          </table:table-cell>
          <table:table-cell table:number-columns-repeated="7"/>
        </table:table-row>
        <table:table-row table:style-name="ro1">
          <table:table-cell office:value-type="float" office:value="-45173">
            <text:p>-45173</text:p>
          </table:table-cell>
          <table:table-cell office:value-type="float" office:value="-18425">
            <text:p>-18425</text:p>
          </table:table-cell>
          <table:table-cell table:formula="of:=[.B37]/[.$J$2]" office:value-type="float" office:value="-45181.4045183005">
            <text:p>-45181.4045183005</text:p>
          </table:table-cell>
          <table:table-cell table:formula="of:=[.A37]-[.C37]" office:value-type="float" office:value="8.40451830048551">
            <text:p>8.40451830048551</text:p>
          </table:table-cell>
          <table:table-cell table:number-columns-repeated="7"/>
        </table:table-row>
        <table:table-row table:style-name="ro1">
          <table:table-cell office:value-type="float" office:value="-50123">
            <text:p>-50123</text:p>
          </table:table-cell>
          <table:table-cell office:value-type="float" office:value="-20457">
            <text:p>-20457</text:p>
          </table:table-cell>
          <table:table-cell table:formula="of:=[.B38]/[.$J$2]" office:value-type="float" office:value="-50164.2329568995">
            <text:p>-50164.2329568995</text:p>
          </table:table-cell>
          <table:table-cell table:formula="of:=[.A38]-[.C38]" office:value-type="float" office:value="41.2329568994828">
            <text:p>41.2329568994828</text:p>
          </table:table-cell>
          <table:table-cell table:number-columns-repeated="7"/>
        </table:table-row>
        <table:table-row table:style-name="ro1">
          <table:table-cell office:value-type="float" office:value="50139">
            <text:p>50139</text:p>
          </table:table-cell>
          <table:table-cell office:value-type="float" office:value="20457">
            <text:p>20457</text:p>
          </table:table-cell>
          <table:table-cell table:formula="of:=[.B39]/[.$J$2]" office:value-type="float" office:value="50164.2329568995">
            <text:p>50164.2329568995</text:p>
          </table:table-cell>
          <table:table-cell table:formula="of:=[.A39]-[.C39]" office:value-type="float" office:value="-25.2329568994828">
            <text:p>-25.2329568994828</text:p>
          </table:table-cell>
          <table:table-cell table:number-columns-repeated="7"/>
        </table:table-row>
        <table:table-row table:style-name="ro1">
          <table:table-cell office:value-type="float" office:value="45812">
            <text:p>45812</text:p>
          </table:table-cell>
          <table:table-cell office:value-type="float" office:value="18696">
            <text:p>18696</text:p>
          </table:table-cell>
          <table:table-cell table:formula="of:=[.B40]/[.$J$2]" office:value-type="float" office:value="45845.9451220703">
            <text:p>45845.9451220703</text:p>
          </table:table-cell>
          <table:table-cell table:formula="of:=[.A40]-[.C40]" office:value-type="float" office:value="-33.945122070334">
            <text:p>-33.945122070334</text:p>
          </table:table-cell>
          <table:table-cell table:number-columns-repeated="7"/>
        </table:table-row>
        <table:table-row table:style-name="ro1">
          <table:table-cell office:value-type="float" office:value="40141">
            <text:p>40141</text:p>
          </table:table-cell>
          <table:table-cell office:value-type="float" office:value="16378">
            <text:p>16378</text:p>
          </table:table-cell>
          <table:table-cell table:formula="of:=[.B41]/[.$J$2]" office:value-type="float" office:value="40161.7933894559">
            <text:p>40161.7933894559</text:p>
          </table:table-cell>
          <table:table-cell table:formula="of:=[.A41]-[.C41]" office:value-type="float" office:value="-20.7933894559246">
            <text:p>-20.7933894559246</text:p>
          </table:table-cell>
          <table:table-cell table:number-columns-repeated="7"/>
        </table:table-row>
        <table:table-row table:style-name="ro1">
          <table:table-cell office:value-type="float" office:value="35132">
            <text:p>35132</text:p>
          </table:table-cell>
          <table:table-cell office:value-type="float" office:value="14331">
            <text:p>14331</text:p>
          </table:table-cell>
          <table:table-cell table:formula="of:=[.B42]/[.$J$2]" office:value-type="float" office:value="35142.1822606114">
            <text:p>35142.1822606114</text:p>
          </table:table-cell>
          <table:table-cell table:formula="of:=[.A42]-[.C42]" office:value-type="float" office:value="-10.1822606113565">
            <text:p>-10.1822606113565</text:p>
          </table:table-cell>
          <table:table-cell table:number-columns-repeated="7"/>
        </table:table-row>
        <table:table-row table:style-name="ro1">
          <table:table-cell office:value-type="float" office:value="30094">
            <text:p>30094</text:p>
          </table:table-cell>
          <table:table-cell office:value-type="float" office:value="12272">
            <text:p>12272</text:p>
          </table:table-cell>
          <table:table-cell table:formula="of:=[.B43]/[.$J$2]" office:value-type="float" office:value="30093.1449795703">
            <text:p>30093.1449795703</text:p>
          </table:table-cell>
          <table:table-cell table:formula="of:=[.A43]-[.C43]" office:value-type="float" office:value="0.855020429658907">
            <text:p>0.855020429658907</text:p>
          </table:table-cell>
          <table:table-cell table:number-columns-repeated="7"/>
        </table:table-row>
        <table:table-row table:style-name="ro1">
          <table:table-cell office:value-type="float" office:value="25277">
            <text:p>25277</text:p>
          </table:table-cell>
          <table:table-cell office:value-type="float" office:value="10306">
            <text:p>10306</text:p>
          </table:table-cell>
          <table:table-cell table:formula="of:=[.B44]/[.$J$2]" office:value-type="float" office:value="25272.1603780518">
            <text:p>25272.1603780518</text:p>
          </table:table-cell>
          <table:table-cell table:formula="of:=[.A44]-[.C44]" office:value-type="float" office:value="4.83962194818014">
            <text:p>4.83962194818014</text:p>
          </table:table-cell>
          <table:table-cell table:number-columns-repeated="7"/>
        </table:table-row>
        <table:table-row table:style-name="ro1">
          <table:table-cell office:value-type="float" office:value="20084">
            <text:p>20084</text:p>
          </table:table-cell>
          <table:table-cell office:value-type="float" office:value="8183">
            <text:p>8183</text:p>
          </table:table-cell>
          <table:table-cell table:formula="of:=[.B45]/[.$J$2]" office:value-type="float" office:value="20066.1836186297">
            <text:p>20066.1836186297</text:p>
          </table:table-cell>
          <table:table-cell table:formula="of:=[.A45]-[.C45]" office:value-type="float" office:value="17.8163813702631">
            <text:p>17.8163813702631</text:p>
          </table:table-cell>
          <table:table-cell table:number-columns-repeated="7"/>
        </table:table-row>
        <table:table-row table:style-name="ro1">
          <table:table-cell office:value-type="float" office:value="15071">
            <text:p>15071</text:p>
          </table:table-cell>
          <table:table-cell office:value-type="float" office:value="6139">
            <text:p>6139</text:p>
          </table:table-cell>
          <table:table-cell table:formula="of:=[.B46]/[.$J$2]" office:value-type="float" office:value="15053.9290278343">
            <text:p>15053.9290278343</text:p>
          </table:table-cell>
          <table:table-cell table:formula="of:=[.A46]-[.C46]" office:value-type="float" office:value="17.0709721657167">
            <text:p>17.0709721657167</text:p>
          </table:table-cell>
          <table:table-cell table:number-columns-repeated="7"/>
        </table:table-row>
        <table:table-row table:style-name="ro1">
          <table:table-cell office:value-type="float" office:value="10082">
            <text:p>10082</text:p>
          </table:table-cell>
          <table:table-cell office:value-type="float" office:value="4105">
            <text:p>4105</text:p>
          </table:table-cell>
          <table:table-cell table:formula="of:=[.B47]/[.$J$2]" office:value-type="float" office:value="10066.1962305359">
            <text:p>10066.1962305359</text:p>
          </table:table-cell>
          <table:table-cell table:formula="of:=[.A47]-[.C47]" office:value-type="float" office:value="15.8037694641243">
            <text:p>15.8037694641243</text:p>
          </table:table-cell>
          <table:table-cell table:number-columns-repeated="7"/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2076.6">
            <text:p>2076.6</text:p>
          </table:table-cell>
          <table:table-cell table:formula="of:=[.B48]/[.$J$2]" office:value-type="float" office:value="5092.19563759581">
            <text:p>5092.19563759581</text:p>
          </table:table-cell>
          <table:table-cell table:formula="of:=[.A48]-[.C48]" office:value-type="float" office:value="7.80436240419112">
            <text:p>7.80436240419112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49]/[.$J$2]" office:value-type="float" office:value="0">
            <text:p>0</text:p>
          </table:table-cell>
          <table:table-cell table:formula="of:=[.A49]-[.C49]" office:value-type="float" office:value="1">
            <text:p>1</text:p>
          </table:table-cell>
          <table:table-cell table:number-columns-repeated="7"/>
        </table:table-row>
      </table:table>
      <table:table table:name="Sheet4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scandal</text:p>
          </table:table-cell>
          <table:table-cell office:value-type="string">
            <text:p>voltage</text:p>
          </table:table-cell>
          <table:table-cell office:value-type="string">
            <text:p>error</text:p>
          </table:table-cell>
          <table:table-cell/>
          <table:table-cell office:value-type="string">
            <text:p>Notes: Current integrator 1, temperature ~20degrees C</text:p>
          </table:table-cell>
          <table:table-cell table:number-columns-repeated="6"/>
        </table:table-row>
        <table:table-row table:style-name="ro1">
          <table:table-cell office:value-type="float" office:value="-102">
            <text:p>-102</text:p>
          </table:table-cell>
          <table:table-cell office:value-type="float" office:value="1.5">
            <text:p>1.5</text:p>
          </table:table-cell>
          <table:table-cell table:formula="of:=[.A2]*13.790057+1848.726577-[.B2]" office:value-type="float" office:value="440.640763">
            <text:p>440.640763</text:p>
          </table:table-cell>
          <table:table-cell/>
          <table:table-cell office:value-type="string">
            <text:p>Initial M <text:s/>1048756 initial B <text:s/>0</text:p>
          </table:table-cell>
          <table:table-cell table:number-columns-repeated="6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7597">
            <text:p>7597</text:p>
          </table:table-cell>
          <table:table-cell table:formula="of:=[.A3]*13.790057+1848.726577-[.B3]" office:value-type="float" office:value="402.091999">
            <text:p>402.091999</text:p>
          </table:table-cell>
          <table:table-cell/>
          <table:table-cell table:style-name="ce1" office:value-type="date" office:date-value="2011-09-25">
            <text:p>25/09/11</text:p>
          </table:table-cell>
          <table:table-cell table:number-columns-repeated="6"/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20036">
            <text:p>20036</text:p>
          </table:table-cell>
          <table:table-cell table:formula="of:=[.A4]*13.790057+1848.726577-[.B4]" office:value-type="float" office:value="332.773128000001">
            <text:p>332.773128000001</text:p>
          </table:table-cell>
          <table:table-cell table:number-columns-repeated="8"/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28330">
            <text:p>28330</text:p>
          </table:table-cell>
          <table:table-cell table:formula="of:=[.A5]*13.790057+1848.726577-[.B5]" office:value-type="float" office:value="285.227213999999">
            <text:p>285.227213999999</text:p>
          </table:table-cell>
          <table:table-cell table:number-columns-repeated="8"/>
        </table:table-row>
        <table:table-row table:style-name="ro1">
          <table:table-cell office:value-type="float" office:value="2839">
            <text:p>2839</text:p>
          </table:table-cell>
          <table:table-cell office:value-type="float" office:value="40780">
            <text:p>40780</text:p>
          </table:table-cell>
          <table:table-cell table:formula="of:=[.A6]*13.790057+1848.726577-[.B6]" office:value-type="float" office:value="218.698400000001">
            <text:p>218.698400000001</text:p>
          </table:table-cell>
          <table:table-cell>
            <draw:frame table:end-cell-address="Sheet4.H25" table:end-x="2.094cm" table:end-y="0.344cm" draw:z-index="0" draw:style-name="gr1" svg:width="11.016cm" svg:height="8.732cm" svg:x="0.11cm" svg:y="0.159cm">
              <draw:object draw:notify-on-update-of-ranges="Sheet4.A14:Sheet4.A24 Sheet4.B1:Sheet4.B1 Sheet4.B14:Sheet4.B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  <table:table-cell>
            <draw:frame table:end-cell-address="Sheet4.M21" table:end-x="0.252cm" table:end-y="0.404cm" draw:z-index="1" draw:style-name="gr1" svg:width="7.999cm" svg:height="6.999cm" svg:x="1.285cm" svg:y="0.153cm">
              <draw:object draw:notify-on-update-of-ranges="Sheet4.A2:Sheet4.A24 Sheet4.B1:Sheet4.B1 Sheet4.C2:Sheet4.C2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3438">
            <text:p>3438</text:p>
          </table:table-cell>
          <table:table-cell office:value-type="float" office:value="49070">
            <text:p>49070</text:p>
          </table:table-cell>
          <table:table-cell table:formula="of:=[.A7]*13.790057+1848.726577-[.B7]" office:value-type="float" office:value="188.942542999997">
            <text:p>188.942542999997</text:p>
          </table:table-cell>
          <table:table-cell table:number-columns-repeated="8"/>
        </table:table-row>
        <table:table-row table:style-name="ro1">
          <table:table-cell office:value-type="float" office:value="4188">
            <text:p>4188</text:p>
          </table:table-cell>
          <table:table-cell office:value-type="float" office:value="59450">
            <text:p>59450</text:p>
          </table:table-cell>
          <table:table-cell table:formula="of:=[.A8]*13.790057+1848.726577-[.B8]" office:value-type="float" office:value="151.485292999998">
            <text:p>151.485292999998</text:p>
          </table:table-cell>
          <table:table-cell table:number-columns-repeated="8"/>
        </table:table-row>
        <table:table-row table:style-name="ro1">
          <table:table-cell office:value-type="float" office:value="4938">
            <text:p>4938</text:p>
          </table:table-cell>
          <table:table-cell office:value-type="float" office:value="69840">
            <text:p>69840</text:p>
          </table:table-cell>
          <table:table-cell table:formula="of:=[.A9]*13.790057+1848.726577-[.B9]" office:value-type="float" office:value="104.028042999984">
            <text:p>104.028042999984</text:p>
          </table:table-cell>
          <table:table-cell table:number-columns-repeated="8"/>
        </table:table-row>
        <table:table-row table:style-name="ro1">
          <table:table-cell office:value-type="float" office:value="5689">
            <text:p>5689</text:p>
          </table:table-cell>
          <table:table-cell office:value-type="float" office:value="80220">
            <text:p>80220</text:p>
          </table:table-cell>
          <table:table-cell table:formula="of:=[.A10]*13.790057+1848.726577-[.B10]" office:value-type="float" office:value="80.3608499999828">
            <text:p>80.3608499999828</text:p>
          </table:table-cell>
          <table:table-cell table:number-columns-repeated="8"/>
        </table:table-row>
        <table:table-row table:style-name="ro1">
          <table:table-cell office:value-type="float" office:value="6440">
            <text:p>6440</text:p>
          </table:table-cell>
          <table:table-cell office:value-type="float" office:value="90610">
            <text:p>90610</text:p>
          </table:table-cell>
          <table:table-cell table:formula="of:=[.A11]*13.790057+1848.726577-[.B11]" office:value-type="float" office:value="46.6936569999816">
            <text:p>46.6936569999816</text:p>
          </table:table-cell>
          <table:table-cell table:number-columns-repeated="8"/>
        </table:table-row>
        <table:table-row table:style-name="ro1">
          <table:table-cell office:value-type="float" office:value="7041">
            <text:p>7041</text:p>
          </table:table-cell>
          <table:table-cell office:value-type="float" office:value="98920">
            <text:p>98920</text:p>
          </table:table-cell>
          <table:table-cell table:formula="of:=[.A12]*13.790057+1848.726577-[.B12]" office:value-type="float" office:value="24.5179139999818">
            <text:p>24.5179139999818</text:p>
          </table:table-cell>
          <table:table-cell table:number-columns-repeated="8"/>
        </table:table-row>
        <table:table-row table:style-name="ro1">
          <table:table-cell office:value-type="float" office:value="7492">
            <text:p>7492</text:p>
          </table:table-cell>
          <table:table-cell office:value-type="float" office:value="105150">
            <text:p>105150</text:p>
          </table:table-cell>
          <table:table-cell table:formula="of:=[.A13]*13.790057+1848.726577-[.B13]" office:value-type="float" office:value="13.8336209999834">
            <text:p>13.8336209999834</text:p>
          </table:table-cell>
          <table:table-cell table:number-columns-repeated="8"/>
        </table:table-row>
        <table:table-row table:style-name="ro1">
          <table:table-cell office:value-type="float" office:value="7793">
            <text:p>7793</text:p>
          </table:table-cell>
          <table:table-cell office:value-type="float" office:value="109300">
            <text:p>109300</text:p>
          </table:table-cell>
          <table:table-cell table:formula="of:=[.A14]*13.790057+1848.726577-[.B14]" office:value-type="float" office:value="14.6407779999863">
            <text:p>14.6407779999863</text:p>
          </table:table-cell>
          <table:table-cell table:number-columns-repeated="8"/>
        </table:table-row>
        <table:table-row table:style-name="ro1">
          <table:table-cell office:value-type="float" office:value="8244">
            <text:p>8244</text:p>
          </table:table-cell>
          <table:table-cell office:value-type="float" office:value="115540">
            <text:p>115540</text:p>
          </table:table-cell>
          <table:table-cell table:formula="of:=[.A15]*13.790057+1848.726577-[.B15]" office:value-type="float" office:value="-6.04351500001212">
            <text:p>-6.04351500001212</text:p>
          </table:table-cell>
          <table:table-cell table:number-columns-repeated="8"/>
        </table:table-row>
        <table:table-row table:style-name="ro1">
          <table:table-cell office:value-type="float" office:value="8545">
            <text:p>8545</text:p>
          </table:table-cell>
          <table:table-cell office:value-type="float" office:value="119690">
            <text:p>119690</text:p>
          </table:table-cell>
          <table:table-cell table:formula="of:=[.A16]*13.790057+1848.726577-[.B16]" office:value-type="float" office:value="-5.2363580000092">
            <text:p>-5.2363580000092</text:p>
          </table:table-cell>
          <table:table-cell table:number-columns-repeated="8"/>
        </table:table-row>
        <table:table-row table:style-name="ro1">
          <table:table-cell office:value-type="float" office:value="8838">
            <text:p>8838</text:p>
          </table:table-cell>
          <table:table-cell office:value-type="float" office:value="123710">
            <text:p>123710</text:p>
          </table:table-cell>
          <table:table-cell table:formula="of:=[.A17]*13.790057+1848.726577-[.B17]" office:value-type="float" office:value="15.2503429999924">
            <text:p>15.2503429999924</text:p>
          </table:table-cell>
          <table:table-cell table:number-columns-repeated="8"/>
        </table:table-row>
        <table:table-row table:style-name="ro1">
          <table:table-cell office:value-type="float" office:value="9298">
            <text:p>9298</text:p>
          </table:table-cell>
          <table:table-cell office:value-type="float" office:value="130080">
            <text:p>130080</text:p>
          </table:table-cell>
          <table:table-cell table:formula="of:=[.A18]*13.790057+1848.726577-[.B18]" office:value-type="float" office:value="-11.3234370000137">
            <text:p>-11.3234370000137</text:p>
          </table:table-cell>
          <table:table-cell table:number-columns-repeated="8"/>
        </table:table-row>
        <table:table-row table:style-name="ro1">
          <table:table-cell office:value-type="float" office:value="9599">
            <text:p>9599</text:p>
          </table:table-cell>
          <table:table-cell office:value-type="float" office:value="134230">
            <text:p>134230</text:p>
          </table:table-cell>
          <table:table-cell table:formula="of:=[.A19]*13.790057+1848.726577-[.B19]" office:value-type="float" office:value="-10.5162800000107">
            <text:p>-10.5162800000107</text:p>
          </table:table-cell>
          <table:table-cell table:number-columns-repeated="8"/>
        </table:table-row>
        <table:table-row table:style-name="ro1">
          <table:table-cell office:value-type="float" office:value="10051">
            <text:p>10051</text:p>
          </table:table-cell>
          <table:table-cell office:value-type="float" office:value="140460">
            <text:p>140460</text:p>
          </table:table-cell>
          <table:table-cell table:formula="of:=[.A20]*13.790057+1848.726577-[.B20]" office:value-type="float" office:value="-7.41051600000355">
            <text:p>-7.41051600000355</text:p>
          </table:table-cell>
          <table:table-cell table:number-columns-repeated="8"/>
        </table:table-row>
        <table:table-row table:style-name="ro1">
          <table:table-cell office:value-type="float" office:value="10352">
            <text:p>10352</text:p>
          </table:table-cell>
          <table:table-cell office:value-type="float" office:value="144610">
            <text:p>144610</text:p>
          </table:table-cell>
          <table:table-cell table:formula="of:=[.A21]*13.790057+1848.726577-[.B21]" office:value-type="float" office:value="-6.60335900000064">
            <text:p>-6.60335900000064</text:p>
          </table:table-cell>
          <table:table-cell table:number-columns-repeated="8"/>
        </table:table-row>
        <table:table-row table:style-name="ro1">
          <table:table-cell office:value-type="float" office:value="10804">
            <text:p>10804</text:p>
          </table:table-cell>
          <table:table-cell office:value-type="float" office:value="150840">
            <text:p>150840</text:p>
          </table:table-cell>
          <table:table-cell table:formula="of:=[.A22]*13.790057+1848.726577-[.B22]" office:value-type="float" office:value="-3.49759500002256">
            <text:p>-3.49759500002256</text:p>
          </table:table-cell>
          <table:table-cell table:number-columns-repeated="8"/>
        </table:table-row>
        <table:table-row table:style-name="ro1">
          <table:table-cell office:value-type="float" office:value="10955">
            <text:p>10955</text:p>
          </table:table-cell>
          <table:table-cell office:value-type="float" office:value="152910">
            <text:p>152910</text:p>
          </table:table-cell>
          <table:table-cell table:formula="of:=[.A23]*13.790057+1848.726577-[.B23]" office:value-type="float" office:value="8.80101199998171">
            <text:p>8.80101199998171</text:p>
          </table:table-cell>
          <table:table-cell table:number-columns-repeated="6"/>
          <table:table-cell office:value-type="string">
            <text:p>M</text:p>
          </table:table-cell>
          <table:table-cell table:formula="of:=13.7900057*1048576" office:value-type="float" office:value="14459869.0168832">
            <text:p>14459869.0168832</text:p>
          </table:table-cell>
        </table:table-row>
        <table:table-row table:style-name="ro1">
          <table:table-cell office:value-type="float" office:value="11407">
            <text:p>11407</text:p>
          </table:table-cell>
          <table:table-cell office:value-type="float" office:value="159140">
            <text:p>159140</text:p>
          </table:table-cell>
          <table:table-cell table:formula="of:=[.A24]*13.790057+1848.726577-[.B24]" office:value-type="float" office:value="11.9067759999889">
            <text:p>11.9067759999889</text:p>
          </table:table-cell>
          <table:table-cell table:number-columns-repeated="6"/>
          <table:table-cell office:value-type="string">
            <text:p>B</text:p>
          </table:table-cell>
          <table:table-cell table:formula="of:=1848.726577*1024" office:value-type="float" office:value="1893096.014848">
            <text:p>1893096.0148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6">26/09/2011</text:date>, <text:time>10:4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ra Boulgakov</meta:initial-creator>
    <meta:creation-date>2011-09-25T04:55:26</meta:creation-date>
    <dc:date>2011-09-26T10:41:57</dc:date>
    <dc:creator>Alexandra Boulgakov</dc:creator>
    <meta:editing-duration>PT24H44M00S</meta:editing-duration>
    <meta:editing-cycles>7</meta:editing-cycles>
    <meta:generator>OpenOffice.org/3.2$Linux OpenOffice.org_project/320m12$Build-9483</meta:generator>
    <meta:document-statistic meta:table-count="4" meta:cell-count="62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8" style:family="chart">
      <style:graphic-properties svg:stroke-color="#ffd320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75cm" svg:height="6.696cm" xlink:href=".." chart:class="chart:scatter" chart:style-name="ch1">
        <chart:plot-area chart:style-name="ch2" table:cell-range-address="Sheet1.A2:Sheet1.A15 Sheet1.B1:Sheet1.B1 Sheet1.C2:Sheet1.C31" svg:x="0.173cm" svg:y="0.133cm" svg:width="8.327cm" svg:height="6.42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15" chart:label-cell-address="Sheet1.B1:Sheet1.B1" chart:class="chart:scatter">
            <chart:domain table:cell-range-address="Sheet1.A2:Sheet1.A15"/>
            <chart:regression-curve chart:style-name="ch6">
              <chart:equation chart:display-r-square="true" svg:x="0.164cm" svg:y="1.347cm"/>
            </chart:regression-curve>
            <chart:data-point chart:repeated="14"/>
          </chart:series>
          <chart:series chart:style-name="ch7" chart:values-cell-range-address="Sheet1.C2:Sheet1.C31" chart:class="chart:scatter">
            <chart:domain table:cell-range-address="Sheet1.A2:Sheet1.A31"/>
            <chart:regression-curve chart:style-name="ch8">
              <chart:equation chart:display-r-square="true" svg:x="0.219cm" svg:y="2.164cm"/>
            </chart:regression-curve>
            <chart:data-point chart:repeated="30"/>
          </chart:series>
          <chart:series chart:style-name="ch9" chart:values-cell-range-address="Sheet1.C18:Sheet1.C31" chart:class="chart:scatter">
            <chart:domain table:cell-range-address="Sheet1.A18:Sheet1.A31"/>
            <chart:regression-curve chart:style-name="ch10">
              <chart:equation chart:display-r-square="true" svg:x="0.164cm" svg:y="0.164cm"/>
            </chart:regression-curve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voltage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83">
                <text:p text:id="Sheet1.A2:Sheet1.A15">-1083</text:p>
              </table:table-cell>
              <table:table-cell office:value-type="float" office:value="0">
                <text:p text:id="Sheet1.C2:Sheet1.C15">0</text:p>
              </table:table-cell>
              <table:table-cell office:value-type="float" office:value="-1083">
                <text:p text:id="Sheet1.A2:Sheet1.A31">-1083</text:p>
              </table:table-cell>
              <table:table-cell office:value-type="float" office:value="0">
                <text:p text:id="Sheet1.C2:Sheet1.C31">0</text:p>
              </table:table-cell>
              <table:table-cell office:value-type="float" office:value="17143">
                <text:p text:id="Sheet1.A18:Sheet1.A31">17143</text:p>
              </table:table-cell>
              <table:table-cell office:value-type="float" office:value="50186.3025710468">
                <text:p text:id="Sheet1.C18:Sheet1.C31">50186.30257104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18">
                <text:p>-1818</text:p>
              </table:table-cell>
              <table:table-cell office:value-type="float" office:value="-2013">
                <text:p>-2013</text:p>
              </table:table-cell>
              <table:table-cell office:value-type="float" office:value="-1818">
                <text:p>-1818</text:p>
              </table:table-cell>
              <table:table-cell office:value-type="float" office:value="-2013">
                <text:p>-2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79">
                <text:p>-2579</text:p>
              </table:table-cell>
              <table:table-cell office:value-type="float" office:value="-4099.8">
                <text:p>-4099.8</text:p>
              </table:table-cell>
              <table:table-cell office:value-type="float" office:value="-2579">
                <text:p>-2579</text:p>
              </table:table-cell>
              <table:table-cell office:value-type="float" office:value="-4099.8">
                <text:p>-4099.8</text:p>
              </table:table-cell>
              <table:table-cell office:value-type="float" office:value="13788">
                <text:p>13788</text:p>
              </table:table-cell>
              <table:table-cell office:value-type="float" office:value="40953.8473194104">
                <text:p>40953.8473194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307">
                <text:p>-3307</text:p>
              </table:table-cell>
              <table:table-cell office:value-type="float" office:value="-6100">
                <text:p>-6100</text:p>
              </table:table-cell>
              <table:table-cell office:value-type="float" office:value="-3307">
                <text:p>-3307</text:p>
              </table:table-cell>
              <table:table-cell office:value-type="float" office:value="-6100">
                <text:p>-6100</text:p>
              </table:table-cell>
              <table:table-cell office:value-type="float" office:value="11595">
                <text:p>11595</text:p>
              </table:table-cell>
              <table:table-cell office:value-type="float" office:value="34882.2512495427">
                <text:p>34882.2512495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13">
                <text:p>-4013</text:p>
              </table:table-cell>
              <table:table-cell office:value-type="float" office:value="-8037">
                <text:p>-8037</text:p>
              </table:table-cell>
              <table:table-cell office:value-type="float" office:value="-4013">
                <text:p>-4013</text:p>
              </table:table-cell>
              <table:table-cell office:value-type="float" office:value="-8037">
                <text:p>-8037</text:p>
              </table:table-cell>
              <table:table-cell office:value-type="float" office:value="10066">
                <text:p>10066</text:p>
              </table:table-cell>
              <table:table-cell office:value-type="float" office:value="30652.2418713029">
                <text:p>30652.2418713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722">
                <text:p>-4722</text:p>
              </table:table-cell>
              <table:table-cell office:value-type="float" office:value="-9987">
                <text:p>-9987</text:p>
              </table:table-cell>
              <table:table-cell office:value-type="float" office:value="-4722">
                <text:p>-4722</text:p>
              </table:table-cell>
              <table:table-cell office:value-type="float" office:value="-9987">
                <text:p>-9987</text:p>
              </table:table-cell>
              <table:table-cell office:value-type="float" office:value="8217">
                <text:p>8217</text:p>
              </table:table-cell>
              <table:table-cell office:value-type="float" office:value="25546.8044652187">
                <text:p>25546.8044652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778">
                <text:p>-6778</text:p>
              </table:table-cell>
              <table:table-cell office:value-type="float" office:value="-15637.5477130639">
                <text:p>-15637.5477130639</text:p>
              </table:table-cell>
              <table:table-cell office:value-type="float" office:value="-6778">
                <text:p>-6778</text:p>
              </table:table-cell>
              <table:table-cell office:value-type="float" office:value="-15637.5477130639">
                <text:p>-15637.5477130639</text:p>
              </table:table-cell>
              <table:table-cell office:value-type="float" office:value="6441">
                <text:p>6441</text:p>
              </table:table-cell>
              <table:table-cell office:value-type="float" office:value="20639.9935864605">
                <text:p>20639.9935864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356">
                <text:p>-8356</text:p>
              </table:table-cell>
              <table:table-cell office:value-type="float" office:value="-19985.2617000895">
                <text:p>-19985.2617000895</text:p>
              </table:table-cell>
              <table:table-cell office:value-type="float" office:value="-8356">
                <text:p>-8356</text:p>
              </table:table-cell>
              <table:table-cell office:value-type="float" office:value="-19985.2617000895">
                <text:p>-19985.2617000895</text:p>
              </table:table-cell>
              <table:table-cell office:value-type="float" office:value="4389">
                <text:p>4389</text:p>
              </table:table-cell>
              <table:table-cell office:value-type="float" office:value="14987.7201853923">
                <text:p>14987.720185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187">
                <text:p>-10187</text:p>
              </table:table-cell>
              <table:table-cell office:value-type="float" office:value="-25034.2989811305">
                <text:p>-25034.2989811305</text:p>
              </table:table-cell>
              <table:table-cell office:value-type="float" office:value="-10187">
                <text:p>-10187</text:p>
              </table:table-cell>
              <table:table-cell office:value-type="float" office:value="-25034.2989811305">
                <text:p>-25034.2989811305</text:p>
              </table:table-cell>
              <table:table-cell office:value-type="float" office:value="2575">
                <text:p>2575</text:p>
              </table:table-cell>
              <table:table-cell office:value-type="float" office:value="9982.82213264593">
                <text:p>9982.82213264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084">
                <text:p>-12084</text:p>
              </table:table-cell>
              <table:table-cell office:value-type="float" office:value="-30272.1540720987">
                <text:p>-30272.1540720987</text:p>
              </table:table-cell>
              <table:table-cell office:value-type="float" office:value="-12084">
                <text:p>-12084</text:p>
              </table:table-cell>
              <table:table-cell office:value-type="float" office:value="-30272.1540720987">
                <text:p>-30272.1540720987</text:p>
              </table:table-cell>
              <table:table-cell office:value-type="float" office:value="1860">
                <text:p>1860</text:p>
              </table:table-cell>
              <table:table-cell office:value-type="float" office:value="8018.62647353284">
                <text:p>8018.62647353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3943">
                <text:p>-13943</text:p>
              </table:table-cell>
              <table:table-cell office:value-type="float" office:value="-35414.3741684285">
                <text:p>-35414.3741684285</text:p>
              </table:table-cell>
              <table:table-cell office:value-type="float" office:value="-13943">
                <text:p>-13943</text:p>
              </table:table-cell>
              <table:table-cell office:value-type="float" office:value="-35414.3741684285">
                <text:p>-35414.3741684285</text:p>
              </table:table-cell>
              <table:table-cell office:value-type="float" office:value="1110">
                <text:p>1110</text:p>
              </table:table-cell>
              <table:table-cell office:value-type="float" office:value="5967.13322957028">
                <text:p>5967.13322957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965">
                <text:p>-15965</text:p>
              </table:table-cell>
              <table:table-cell office:value-type="float" office:value="-41017.6039825027">
                <text:p>-41017.6039825027</text:p>
              </table:table-cell>
              <table:table-cell office:value-type="float" office:value="-15965">
                <text:p>-15965</text:p>
              </table:table-cell>
              <table:table-cell office:value-type="float" office:value="-41017.6039825027">
                <text:p>-41017.6039825027</text:p>
              </table:table-cell>
              <table:table-cell office:value-type="float" office:value="387">
                <text:p>387</text:p>
              </table:table-cell>
              <table:table-cell office:value-type="float" office:value="4000.97582697742">
                <text:p>4000.97582697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7427">
                <text:p>-17427</text:p>
              </table:table-cell>
              <table:table-cell office:value-type="float" office:value="-45100.4825997602">
                <text:p>-45100.4825997602</text:p>
              </table:table-cell>
              <table:table-cell office:value-type="float" office:value="-17427">
                <text:p>-17427</text:p>
              </table:table-cell>
              <table:table-cell office:value-type="float" office:value="-45100.4825997602">
                <text:p>-45100.4825997602</text:p>
              </table:table-cell>
              <table:table-cell office:value-type="float" office:value="-338">
                <text:p>-338</text:p>
              </table:table-cell>
              <table:table-cell office:value-type="float" office:value="2025.50014285569">
                <text:p>2025.50014285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269">
                <text:p>-19269</text:p>
              </table:table-cell>
              <table:table-cell office:value-type="float" office:value="-50250.0592341391">
                <text:p>-50250.0592341391</text:p>
              </table:table-cell>
              <table:table-cell office:value-type="float" office:value="-19269">
                <text:p>-19269</text:p>
              </table:table-cell>
              <table:table-cell office:value-type="float" office:value="-50250.0592341391">
                <text:p>-50250.0592341391</text:p>
              </table:table-cell>
              <table:table-cell office:value-type="float" office:value="-1083">
                <text:p>-1083</text:p>
              </table:table-cell>
              <table:table-cell office:value-type="float" office:value="2.45217934970423">
                <text:p>2.4521793497042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143">
                <text:p>17143</text:p>
              </table:table-cell>
              <table:table-cell office:value-type="float" office:value="50186.3025710468">
                <text:p>50186.30257104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788">
                <text:p>13788</text:p>
              </table:table-cell>
              <table:table-cell office:value-type="float" office:value="40953.8473194104">
                <text:p>40953.8473194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595">
                <text:p>11595</text:p>
              </table:table-cell>
              <table:table-cell office:value-type="float" office:value="34882.2512495427">
                <text:p>34882.25124954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066">
                <text:p>10066</text:p>
              </table:table-cell>
              <table:table-cell office:value-type="float" office:value="30652.2418713029">
                <text:p>30652.24187130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217">
                <text:p>8217</text:p>
              </table:table-cell>
              <table:table-cell office:value-type="float" office:value="25546.8044652187">
                <text:p>25546.8044652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441">
                <text:p>6441</text:p>
              </table:table-cell>
              <table:table-cell office:value-type="float" office:value="20639.9935864605">
                <text:p>20639.99358646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89">
                <text:p>4389</text:p>
              </table:table-cell>
              <table:table-cell office:value-type="float" office:value="14987.7201853923">
                <text:p>14987.72018539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75">
                <text:p>2575</text:p>
              </table:table-cell>
              <table:table-cell office:value-type="float" office:value="9982.82213264593">
                <text:p>9982.822132645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60">
                <text:p>1860</text:p>
              </table:table-cell>
              <table:table-cell office:value-type="float" office:value="8018.62647353284">
                <text:p>8018.626473532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10">
                <text:p>1110</text:p>
              </table:table-cell>
              <table:table-cell office:value-type="float" office:value="5967.13322957028">
                <text:p>5967.133229570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7">
                <text:p>387</text:p>
              </table:table-cell>
              <table:table-cell office:value-type="float" office:value="4000.97582697742">
                <text:p>4000.97582697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338">
                <text:p>-338</text:p>
              </table:table-cell>
              <table:table-cell office:value-type="float" office:value="2025.50014285569">
                <text:p>2025.50014285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083">
                <text:p>-1083</text:p>
              </table:table-cell>
              <table:table-cell office:value-type="float" office:value="2.45217934970423">
                <text:p>2.452179349704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412cm" svg:height="7cm" xlink:href=".." chart:class="chart:scatter" chart:style-name="ch1">
        <chart:plot-area chart:style-name="ch2" table:cell-range-address="Sheet2.A2:Sheet2.A29 Sheet2.B1:Sheet2.B1 Sheet2.D2:Sheet2.D29" chart:data-source-has-labels="row" svg:x="0.228cm" svg:y="0.14cm" svg:width="10.956cm" svg:height="6.72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D2:Sheet2.D29" chart:label-cell-address="Sheet2.B1:Sheet2.B1" chart:class="chart:scatter">
            <chart:domain table:cell-range-address="Sheet2.A2:Sheet2.A29"/>
            <chart:data-point chart:repeated="2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B1:Sheet2.B1">volt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9861">
                <text:p text:id="Sheet2.A2:Sheet2.A29">-49861</text:p>
              </table:table-cell>
              <table:table-cell office:value-type="float" office:value="104.606429573447">
                <text:p text:id="Sheet2.D2:Sheet2.D29">104.6064295734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4925">
                <text:p>-44925</text:p>
              </table:table-cell>
              <table:table-cell office:value-type="float" office:value="111.725936667935">
                <text:p>111.725936667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892">
                <text:p>-40892</text:p>
              </table:table-cell>
              <table:table-cell office:value-type="float" office:value="91.2734716068371">
                <text:p>91.2734716068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029">
                <text:p>-35029</text:p>
              </table:table-cell>
              <table:table-cell office:value-type="float" office:value="61.6864942675675">
                <text:p>61.6864942675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569">
                <text:p>-30569</text:p>
              </table:table-cell>
              <table:table-cell office:value-type="float" office:value="48.9113604070481">
                <text:p>48.9113604070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778">
                <text:p>-25778</text:p>
              </table:table-cell>
              <table:table-cell office:value-type="float" office:value="26.2832969376395">
                <text:p>26.2832969376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0881">
                <text:p>-20881</text:p>
              </table:table-cell>
              <table:table-cell office:value-type="float" office:value="9.11588013035725">
                <text:p>9.11588013035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760">
                <text:p>-14760</text:p>
              </table:table-cell>
              <table:table-cell office:value-type="float" office:value="-10.1412115290404">
                <text:p>-10.1412115290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965">
                <text:p>-10965</text:p>
              </table:table-cell>
              <table:table-cell office:value-type="float" office:value="-13.567024220898">
                <text:p>-13.567024220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634">
                <text:p>-8634</text:p>
              </table:table-cell>
              <table:table-cell office:value-type="float" office:value="-14.589585789623">
                <text:p>-14.589585789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190">
                <text:p>-6190</text:p>
              </table:table-cell>
              <table:table-cell office:value-type="float" office:value="-12.7150001600676">
                <text:p>-12.7150001600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935">
                <text:p>-3935</text:p>
              </table:table-cell>
              <table:table-cell office:value-type="float" office:value="-9.30607905849365">
                <text:p>-9.30607905849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85">
                <text:p>-485</text:p>
              </table:table-cell>
              <table:table-cell office:value-type="float" office:value="-1.43023223832535">
                <text:p>-1.43023223832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6">
                <text:p>556</text:p>
              </table:table-cell>
              <table:table-cell office:value-type="float" office:value="6.71182566625191">
                <text:p>6.71182566625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3">
                <text:p>2623</text:p>
              </table:table-cell>
              <table:table-cell office:value-type="float" office:value="33.2533887773602">
                <text:p>33.2533887773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11">
                <text:p>3811</text:p>
              </table:table-cell>
              <table:table-cell office:value-type="float" office:value="46.9046982040031">
                <text:p>46.9046982040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87">
                <text:p>5987</text:p>
              </table:table-cell>
              <table:table-cell office:value-type="float" office:value="72.3434085133913">
                <text:p>72.3434085133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24">
                <text:p>8124</text:p>
              </table:table-cell>
              <table:table-cell office:value-type="float" office:value="80.8517329701172">
                <text:p>80.8517329701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11">
                <text:p>10611</text:p>
              </table:table-cell>
              <table:table-cell office:value-type="float" office:value="83.7940517197294">
                <text:p>83.7940517197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395">
                <text:p>15395</text:p>
              </table:table-cell>
              <table:table-cell office:value-type="float" office:value="86.044319796476">
                <text:p>86.044319796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13">
                <text:p>20913</text:p>
              </table:table-cell>
              <table:table-cell office:value-type="float" office:value="84.1886036122487">
                <text:p>84.1886036122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935">
                <text:p>25935</text:p>
              </table:table-cell>
              <table:table-cell office:value-type="float" office:value="71.8643986694588">
                <text:p>71.8643986694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461">
                <text:p>31461</text:p>
              </table:table-cell>
              <table:table-cell office:value-type="float" office:value="55.9390683378915">
                <text:p>55.93906833789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125">
                <text:p>35125</text:p>
              </table:table-cell>
              <table:table-cell office:value-type="float" office:value="24.5047883336156">
                <text:p>24.5047883336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94">
                <text:p>40094</text:p>
              </table:table-cell>
              <table:table-cell office:value-type="float" office:value="-4.03672636361443">
                <text:p>-4.03672636361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096">
                <text:p>45096</text:p>
              </table:table-cell>
              <table:table-cell office:value-type="float" office:value="-60.8827248034431">
                <text:p>-60.88272480344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64">
                <text:p>50064</text:p>
              </table:table-cell>
              <table:table-cell office:value-type="float" office:value="-146.824364543863">
                <text:p>-146.824364543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>
      <style:chart-properties chart:solid-type="cuboid" chart:symbol-type="named-symbol" chart:symbol-name="square" chart:symbol-width="0.05cm" chart:symbol-height="0.05cm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2cm" svg:height="6.061cm" xlink:href=".." chart:class="chart:scatter" chart:style-name="ch1">
        <chart:plot-area chart:style-name="ch2" table:cell-range-address="Sheet3.A2:Sheet3.A24 Sheet3.B1:Sheet3.B1 Sheet3.C2:Sheet3.C24" svg:x="0.198cm" svg:y="0.121cm" svg:width="9.546cm" svg:height="5.819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C2:Sheet3.C24" chart:label-cell-address="Sheet3.B1:Sheet3.B1" chart:class="chart:scatter">
            <chart:domain table:cell-range-address="Sheet3.A2:Sheet3.A24"/>
            <chart:regression-curve chart:style-name="ch6">
              <chart:equation chart:display-r-square="true" svg:x="0cm" svg:y="0.26cm"/>
            </chart:regression-curve>
            <chart:data-point chart:repeated="10"/>
            <chart:data-point chart:style-name="ch7"/>
            <chart:data-point chart:repeated="12"/>
          </chart:series>
          <chart:series chart:style-name="ch8" chart:values-cell-range-address="Sheet3.C6:Sheet3.C20" chart:class="chart:scatter">
            <chart:domain table:cell-range-address="Sheet3.A6:Sheet3.A20"/>
            <chart:regression-curve chart:style-name="ch9">
              <chart:equation chart:display-r-square="true" svg:x="0.01cm" svg:y="1.24cm"/>
            </chart:regression-curve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3.B1:Sheet3.B1">voltage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07">
                <text:p text:id="Sheet3.A2:Sheet3.A24">-707</text:p>
              </table:table-cell>
              <table:table-cell office:value-type="float" office:value="0">
                <text:p text:id="Sheet3.C2:Sheet3.C24">0</text:p>
              </table:table-cell>
              <table:table-cell office:value-type="float" office:value="4764">
                <text:p text:id="Sheet3.A6:Sheet3.A20">4764</text:p>
              </table:table-cell>
              <table:table-cell office:value-type="float" office:value="30262.3453546999">
                <text:p text:id="Sheet3.C6:Sheet3.C20">30262.34535469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62">
                <text:p>7462</text:p>
              </table:table-cell>
              <table:table-cell office:value-type="float" office:value="45203.4741324478">
                <text:p>45203.4741324478</text:p>
              </table:table-cell>
              <table:table-cell office:value-type="float" office:value="3751">
                <text:p>3751</text:p>
              </table:table-cell>
              <table:table-cell office:value-type="float" office:value="24656.6633612761">
                <text:p>24656.6633612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22">
                <text:p>6622</text:p>
              </table:table-cell>
              <table:table-cell office:value-type="float" office:value="40546.7855473595">
                <text:p>40546.7855473595</text:p>
              </table:table-cell>
              <table:table-cell office:value-type="float" office:value="2921">
                <text:p>2921</text:p>
              </table:table-cell>
              <table:table-cell office:value-type="float" office:value="20051.4705425315">
                <text:p>20051.4705425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3">
                <text:p>5643</text:p>
              </table:table-cell>
              <table:table-cell office:value-type="float" office:value="35129.9213638628">
                <text:p>35129.9213638628</text:p>
              </table:table-cell>
              <table:table-cell office:value-type="float" office:value="2016">
                <text:p>2016</text:p>
              </table:table-cell>
              <table:table-cell office:value-type="float" office:value="15046.5724897852">
                <text:p>15046.5724897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64">
                <text:p>4764</text:p>
              </table:table-cell>
              <table:table-cell office:value-type="float" office:value="30262.3453546999">
                <text:p>30262.3453546999</text:p>
              </table:table-cell>
              <table:table-cell office:value-type="float" office:value="1108">
                <text:p>1108</text:p>
              </table:table-cell>
              <table:table-cell office:value-type="float" office:value="10026.9613609406">
                <text:p>10026.9613609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51">
                <text:p>3751</text:p>
              </table:table-cell>
              <table:table-cell office:value-type="float" office:value="24656.6633612761">
                <text:p>24656.6633612761</text:p>
              </table:table-cell>
              <table:table-cell office:value-type="float" office:value="197">
                <text:p>197</text:p>
              </table:table-cell>
              <table:table-cell office:value-type="float" office:value="5002.93630926658">
                <text:p>5002.93630926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1">
                <text:p>2921</text:p>
              </table:table-cell>
              <table:table-cell office:value-type="float" office:value="20051.4705425315">
                <text:p>20051.4705425315</text:p>
              </table:table-cell>
              <table:table-cell office:value-type="float" office:value="-259">
                <text:p>-259</text:p>
              </table:table-cell>
              <table:table-cell office:value-type="float" office:value="2476.21070733133">
                <text:p>2476.21070733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6">
                <text:p>2016</text:p>
              </table:table-cell>
              <table:table-cell office:value-type="float" office:value="15046.5724897852">
                <text:p>15046.5724897852</text:p>
              </table:table-cell>
              <table:table-cell office:value-type="float" office:value="-707">
                <text:p>-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8">
                <text:p>1108</text:p>
              </table:table-cell>
              <table:table-cell office:value-type="float" office:value="10026.9613609406">
                <text:p>10026.9613609406</text:p>
              </table:table-cell>
              <table:table-cell office:value-type="float" office:value="-1156">
                <text:p>-1156</text:p>
              </table:table-cell>
              <table:table-cell office:value-type="float" office:value="-2477.43679700619">
                <text:p>-2477.43679700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">
                <text:p>197</text:p>
              </table:table-cell>
              <table:table-cell office:value-type="float" office:value="5002.93630926658">
                <text:p>5002.93630926658</text:p>
              </table:table-cell>
              <table:table-cell office:value-type="float" office:value="-1584">
                <text:p>-1584</text:p>
              </table:table-cell>
              <table:table-cell office:value-type="float" office:value="-4839.62116457627">
                <text:p>-4839.62116457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9">
                <text:p>-259</text:p>
              </table:table-cell>
              <table:table-cell office:value-type="float" office:value="2476.21070733133">
                <text:p>2476.21070733133</text:p>
              </table:table-cell>
              <table:table-cell office:value-type="float" office:value="-2527">
                <text:p>-2527</text:p>
              </table:table-cell>
              <table:table-cell office:value-type="float" office:value="-10041.6744370388">
                <text:p>-10041.6744370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07">
                <text:p>-707</text:p>
              </table:table-cell>
              <table:table-cell office:value-type="float" office:value="0">
                <text:p>0</text:p>
              </table:table-cell>
              <table:table-cell office:value-type="float" office:value="-3422">
                <text:p>-3422</text:p>
              </table:table-cell>
              <table:table-cell office:value-type="float" office:value="-14992.6245440917">
                <text:p>-14992.6245440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56">
                <text:p>-1156</text:p>
              </table:table-cell>
              <table:table-cell office:value-type="float" office:value="-2477.43679700619">
                <text:p>-2477.43679700619</text:p>
              </table:table-cell>
              <table:table-cell office:value-type="float" office:value="-4346">
                <text:p>-4346</text:p>
              </table:table-cell>
              <table:table-cell office:value-type="float" office:value="-20088.2532327771">
                <text:p>-20088.2532327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84">
                <text:p>-1584</text:p>
              </table:table-cell>
              <table:table-cell office:value-type="float" office:value="-4839.62116457627">
                <text:p>-4839.62116457627</text:p>
              </table:table-cell>
              <table:table-cell office:value-type="float" office:value="-5236">
                <text:p>-5236</text:p>
              </table:table-cell>
              <table:table-cell office:value-type="float" office:value="-25017.1337256826">
                <text:p>-25017.1337256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527">
                <text:p>-2527</text:p>
              </table:table-cell>
              <table:table-cell office:value-type="float" office:value="-10041.6744370388">
                <text:p>-10041.6744370388</text:p>
              </table:table-cell>
              <table:table-cell office:value-type="float" office:value="-6149">
                <text:p>-6149</text:p>
              </table:table-cell>
              <table:table-cell office:value-type="float" office:value="-30053.9101099751">
                <text:p>-30053.9101099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422">
                <text:p>-3422</text:p>
              </table:table-cell>
              <table:table-cell office:value-type="float" office:value="-14992.6245440917">
                <text:p>-14992.62454409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346">
                <text:p>-4346</text:p>
              </table:table-cell>
              <table:table-cell office:value-type="float" office:value="-20088.2532327771">
                <text:p>-20088.25323277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236">
                <text:p>-5236</text:p>
              </table:table-cell>
              <table:table-cell office:value-type="float" office:value="-25017.1337256826">
                <text:p>-25017.13372568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149">
                <text:p>-6149</text:p>
              </table:table-cell>
              <table:table-cell office:value-type="float" office:value="-30053.9101099751">
                <text:p>-30053.91010997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055">
                <text:p>-7055</text:p>
              </table:table-cell>
              <table:table-cell office:value-type="float" office:value="-35085.7821355682">
                <text:p>-35085.78213556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959">
                <text:p>-7959</text:p>
              </table:table-cell>
              <table:table-cell office:value-type="float" office:value="-40107.8454437624">
                <text:p>-40107.84544376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864">
                <text:p>-8864</text:p>
              </table:table-cell>
              <table:table-cell office:value-type="float" office:value="-45139.7174693555">
                <text:p>-45139.71746935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763">
                <text:p>-9763</text:p>
              </table:table-cell>
              <table:table-cell office:value-type="float" office:value="-50191.2069297462">
                <text:p>-50191.20692974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79cm" svg:height="5.452cm" xlink:href=".." chart:class="chart:scatter" chart:column-mapping="1" chart:style-name="ch1">
        <chart:plot-area chart:style-name="ch2" table:cell-range-address="Sheet3.C1:Sheet3.C24 Sheet3.D2:Sheet3.E24" svg:x="0.228cm" svg:y="0.107cm" svg:width="9.676cm" svg:height="5.233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D2:Sheet3.D24" chart:label-cell-address="Sheet3.C1:Sheet3.C1" chart:class="chart:scatter">
            <chart:domain table:cell-range-address="Sheet3.C2:Sheet3.C24"/>
            <chart:data-point chart:repeated="23"/>
          </chart:series>
          <chart:series chart:style-name="ch6" chart:values-cell-range-address="Sheet3.E2:Sheet3.E24" chart:class="chart:scatte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3.C1:Sheet3.C1">current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3.C2:Sheet3.C24">0</text:p>
              </table:table-cell>
              <table:table-cell office:value-type="float" office:value="4.10892620000004">
                <text:p text:id="Sheet3.D2:Sheet3.D24">4.10892620000004</text:p>
              </table:table-cell>
              <table:table-cell office:value-type="float" office:value="9.67548400000032">
                <text:p text:id="Sheet3.E2:Sheet3.E24">9.675484000000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203.4741324478">
                <text:p>45203.4741324478</text:p>
              </table:table-cell>
              <table:table-cell office:value-type="float" office:value="-9.16464164782519">
                <text:p>-9.16464164782519</text:p>
              </table:table-cell>
              <table:table-cell office:value-type="float" office:value="-52.8195764478223">
                <text:p>-52.8195764478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46.7855473595">
                <text:p>40546.7855473595</text:p>
              </table:table-cell>
              <table:table-cell office:value-type="float" office:value="0.71668744051567">
                <text:p>0.71668744051567</text:p>
              </table:table-cell>
              <table:table-cell office:value-type="float" office:value="-37.8769113594826">
                <text:p>-37.8769113594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29.9213638628">
                <text:p>35129.9213638628</text:p>
              </table:table-cell>
              <table:table-cell office:value-type="float" office:value="1.83765233716258">
                <text:p>1.83765233716258</text:p>
              </table:table-cell>
              <table:table-cell office:value-type="float" office:value="-30.8570798628352">
                <text:p>-30.8570798628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62.3453546999">
                <text:p>30262.3453546999</text:p>
              </table:table-cell>
              <table:table-cell office:value-type="float" office:value="6.86178290006501">
                <text:p>6.86178290006501</text:p>
              </table:table-cell>
              <table:table-cell office:value-type="float" office:value="-20.5366226999358">
                <text:p>-20.5366226999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656.6633612761">
                <text:p>24656.6633612761</text:p>
              </table:table-cell>
              <table:table-cell office:value-type="float" office:value="8.71550212393777">
                <text:p>8.71550212393777</text:p>
              </table:table-cell>
              <table:table-cell office:value-type="float" office:value="-12.579173276059">
                <text:p>-12.579173276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51.4705425315">
                <text:p>20051.4705425315</text:p>
              </table:table-cell>
              <table:table-cell office:value-type="float" office:value="22.4201988684872">
                <text:p>22.4201988684872</text:p>
              </table:table-cell>
              <table:table-cell office:value-type="float" office:value="6.12660546848929">
                <text:p>6.12660546848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46.5724897852">
                <text:p>15046.5724897852</text:p>
              </table:table-cell>
              <table:table-cell office:value-type="float" office:value="20.9366246148293">
                <text:p>20.9366246148293</text:p>
              </table:table-cell>
              <table:table-cell office:value-type="float" office:value="10.0960182148301">
                <text:p>10.0960182148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26.9613609406">
                <text:p>10026.9613609406</text:p>
              </table:table-cell>
              <table:table-cell office:value-type="float" office:value="17.5703862593909">
                <text:p>17.5703862593909</text:p>
              </table:table-cell>
              <table:table-cell office:value-type="float" office:value="12.2008430593924">
                <text:p>12.2008430593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2.93630926658">
                <text:p>5002.93630926658</text:p>
              </table:table-cell>
              <table:table-cell office:value-type="float" office:value="2.02233053342479">
                <text:p>2.02233053342479</text:p>
              </table:table-cell>
              <table:table-cell office:value-type="float" office:value="2.14192673342495">
                <text:p>2.14192673342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76.21070733133">
                <text:p>2476.21070733133</text:p>
              </table:table-cell>
              <table:table-cell office:value-type="float" office:value="6.19542206866618">
                <text:p>6.19542206866618</text:p>
              </table:table-cell>
              <table:table-cell office:value-type="float" office:value="9.06260066866616">
                <text:p>9.06260066866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.10892620000004">
                <text:p>4.10892620000004</text:p>
              </table:table-cell>
              <table:table-cell office:value-type="float" office:value="9.67548400000032">
                <text:p>9.67548400000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477.43679700619">
                <text:p>-2477.43679700619</text:p>
              </table:table-cell>
              <table:table-cell office:value-type="float" office:value="-2.28339339381318">
                <text:p>-2.28339339381318</text:p>
              </table:table-cell>
              <table:table-cell office:value-type="float" office:value="5.98856900618648">
                <text:p>5.98856900618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839.62116457627">
                <text:p>-4839.62116457627</text:p>
              </table:table-cell>
              <table:table-cell office:value-type="float" office:value="-7.75796102372624">
                <text:p>-7.75796102372624</text:p>
              </table:table-cell>
              <table:table-cell office:value-type="float" office:value="3.0928725762742">
                <text:p>3.0928725762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041.6744370388">
                <text:p>-10041.6744370388</text:p>
              </table:table-cell>
              <table:table-cell office:value-type="float" office:value="-22.2990247611669">
                <text:p>-22.2990247611669</text:p>
              </table:table-cell>
              <table:table-cell office:value-type="float" office:value="-5.76623896116689">
                <text:p>-5.76623896116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992.6245440917">
                <text:p>-14992.6245440917</text:p>
              </table:table-cell>
              <table:table-cell office:value-type="float" office:value="-22.4114107083242">
                <text:p>-22.4114107083242</text:p>
              </table:table-cell>
              <table:table-cell office:value-type="float" office:value="-0.485891908323538">
                <text:p>-0.485891908323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088.2532327771">
                <text:p>-20088.2532327771</text:p>
              </table:table-cell>
              <table:table-cell office:value-type="float" office:value="-38.2707036229258">
                <text:p>-38.2707036229258</text:p>
              </table:table-cell>
              <table:table-cell office:value-type="float" office:value="-10.7777152229282">
                <text:p>-10.7777152229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5017.1337256826">
                <text:p>-25017.1337256826</text:p>
              </table:table-cell>
              <table:table-cell office:value-type="float" office:value="-32.7931367174206">
                <text:p>-32.7931367174206</text:p>
              </table:table-cell>
              <table:table-cell office:value-type="float" office:value="0.0624576825757686">
                <text:p>0.0624576825757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0053.9101099751">
                <text:p>-30053.9101099751</text:p>
              </table:table-cell>
              <table:table-cell office:value-type="float" office:value="-46.6536866249262">
                <text:p>-46.6536866249262</text:p>
              </table:table-cell>
              <table:table-cell office:value-type="float" office:value="-8.2969020249293">
                <text:p>-8.2969020249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085.7821355682">
                <text:p>-35085.7821355682</text:p>
              </table:table-cell>
              <table:table-cell office:value-type="float" office:value="-26.6952014318376">
                <text:p>-26.6952014318376</text:p>
              </table:table-cell>
              <table:table-cell office:value-type="float" office:value="17.120595568158">
                <text:p>17.120595568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107.8454437624">
                <text:p>-40107.8454437624</text:p>
              </table:table-cell>
              <table:table-cell office:value-type="float" office:value="-5.48160683756578">
                <text:p>-5.48160683756578</text:p>
              </table:table-cell>
              <table:table-cell office:value-type="float" office:value="43.7811517624359">
                <text:p>43.7811517624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5139.7174693555">
                <text:p>-45139.7174693555</text:p>
              </table:table-cell>
              <table:table-cell office:value-type="float" office:value="20.0087917555138">
                <text:p>20.0087917555138</text:p>
              </table:table-cell>
              <table:table-cell office:value-type="float" office:value="74.7245373555124">
                <text:p>74.7245373555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0191.2069297462">
                <text:p>-50191.2069297462</text:p>
              </table:table-cell>
              <table:table-cell office:value-type="float" office:value="98.3081055462317">
                <text:p>98.3081055462317</text:p>
              </table:table-cell>
              <table:table-cell office:value-type="float" office:value="158.440685746231">
                <text:p>158.4406857462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plot-area chart:style-name="ch2" table:cell-range-address="Sheet1.A1:Sheet1.A33 Sheet1.E1:Sheet1.E33" chart:data-source-has-labels="row" svg:x="0.32cm" svg:y="0.28cm" svg:width="7.678cm" svg:height="6.71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33" chart:label-cell-address="Sheet1.E1:Sheet1.E1" chart:class="chart:scatter">
            <chart:domain table:cell-range-address="Sheet1.A2:Sheet1.A33"/>
            <chart:data-point chart:repeated="3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E1:Sheet1.E1">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83">
                <text:p text:id="Sheet1.A2:Sheet1.A33">-1083</text:p>
              </table:table-cell>
              <table:table-cell office:value-type="float" office:value="-24.4301409999998">
                <text:p text:id="Sheet1.E2:Sheet1.E33">-24.43014099999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18">
                <text:p>-1818</text:p>
              </table:table-cell>
              <table:table-cell office:value-type="float" office:value="-35.4194859999998">
                <text:p>-35.419485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79">
                <text:p>-2579</text:p>
              </table:table-cell>
              <table:table-cell office:value-type="float" office:value="-44.2057329999998">
                <text:p>-44.205732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307">
                <text:p>-3307</text:p>
              </table:table-cell>
              <table:table-cell office:value-type="float" office:value="-48.7189889999991">
                <text:p>-48.7189889999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13">
                <text:p>-4013</text:p>
              </table:table-cell>
              <table:table-cell office:value-type="float" office:value="-55.8502509999998">
                <text:p>-55.850250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722">
                <text:p>-4722</text:p>
              </table:table-cell>
              <table:table-cell office:value-type="float" office:value="-58.2426940000005">
                <text:p>-58.2426940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778">
                <text:p>-6778</text:p>
              </table:table-cell>
              <table:table-cell office:value-type="float" office:value="-69.3576929361188">
                <text:p>-69.3576929361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356">
                <text:p>-8356</text:p>
              </table:table-cell>
              <table:table-cell office:value-type="float" office:value="-67.024911910521">
                <text:p>-67.024911910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187">
                <text:p>-10187</text:p>
              </table:table-cell>
              <table:table-cell office:value-type="float" office:value="-60.0617678695053">
                <text:p>-60.0617678695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084">
                <text:p>-12084</text:p>
              </table:table-cell>
              <table:table-cell office:value-type="float" office:value="-46.0267959012635">
                <text:p>-46.0267959012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3943">
                <text:p>-13943</text:p>
              </table:table-cell>
              <table:table-cell office:value-type="float" office:value="-22.9851925714902">
                <text:p>-22.9851925714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965">
                <text:p>-15965</text:p>
              </table:table-cell>
              <table:table-cell office:value-type="float" office:value="12.2086275026668">
                <text:p>12.2086275026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7427">
                <text:p>-17427</text:p>
              </table:table-cell>
              <table:table-cell office:value-type="float" office:value="69.1383707602145">
                <text:p>69.1383707602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269">
                <text:p>-19269</text:p>
              </table:table-cell>
              <table:table-cell office:value-type="float" office:value="146.3498711391">
                <text:p>146.3498711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2957.8562">
                <text:p>2957.8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2957.8562">
                <text:p>2957.8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43">
                <text:p>17143</text:p>
              </table:table-cell>
              <table:table-cell office:value-type="float" office:value="-21.3044100467887">
                <text:p>-21.3044100467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2957.8562">
                <text:p>2957.8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88">
                <text:p>13788</text:p>
              </table:table-cell>
              <table:table-cell office:value-type="float" office:value="-27.6032434103545">
                <text:p>-27.6032434103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595">
                <text:p>11595</text:p>
              </table:table-cell>
              <table:table-cell office:value-type="float" office:value="5.06951545731863">
                <text:p>5.06951545731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66">
                <text:p>10066</text:p>
              </table:table-cell>
              <table:table-cell office:value-type="float" office:value="24.6303106971136">
                <text:p>24.6303106971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17">
                <text:p>8217</text:p>
              </table:table-cell>
              <table:table-cell office:value-type="float" office:value="38.4264937813241">
                <text:p>38.4264937813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41">
                <text:p>6441</text:p>
              </table:table-cell>
              <table:table-cell office:value-type="float" office:value="54.6182205394907">
                <text:p>54.61822053949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9">
                <text:p>4389</text:p>
              </table:table-cell>
              <table:table-cell office:value-type="float" office:value="56.2438176077412">
                <text:p>56.24381760774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75">
                <text:p>2575</text:p>
              </table:table-cell>
              <table:table-cell office:value-type="float" office:value="65.8810923540768">
                <text:p>65.8810923540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60">
                <text:p>1860</text:p>
              </table:table-cell>
              <table:table-cell office:value-type="float" office:value="61.1619464671649">
                <text:p>61.16194646716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0">
                <text:p>1110</text:p>
              </table:table-cell>
              <table:table-cell office:value-type="float" office:value="47.3599404297238">
                <text:p>47.3599404297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7">
                <text:p>387</text:p>
              </table:table-cell>
              <table:table-cell office:value-type="float" office:value="22.5727220225772">
                <text:p>22.57272202257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38">
                <text:p>-338</text:p>
              </table:table-cell>
              <table:table-cell office:value-type="float" office:value="1.5963311443054">
                <text:p>1.59633114430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83">
                <text:p>-1083</text:p>
              </table:table-cell>
              <table:table-cell office:value-type="float" office:value="-26.8823203497041">
                <text:p>-26.88232034970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17cm" svg:height="8.733cm" xlink:href=".." chart:class="chart:scatter" chart:style-name="ch1">
        <chart:plot-area chart:style-name="ch2" table:cell-range-address="Sheet4.A14:Sheet4.B24 Sheet4.B1:Sheet4.B1" chart:data-source-has-labels="row" svg:x="0.439cm" svg:y="0.346cm" svg:width="10.575cm" svg:height="8.384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4.B14:Sheet4.B24" chart:label-cell-address="Sheet4.B1:Sheet4.B1" chart:class="chart:scatter">
            <chart:domain table:cell-range-address="Sheet4.A14:Sheet4.A24"/>
            <chart:regression-curve chart:style-name="ch6">
              <chart:equation chart:display-r-square="true"/>
            </chart:regression-curve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4.B1:Sheet4.B1">volt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93">
                <text:p text:id="Sheet4.A14:Sheet4.A24">7793</text:p>
              </table:table-cell>
              <table:table-cell office:value-type="float" office:value="109300">
                <text:p text:id="Sheet4.B14:Sheet4.B24">1093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44">
                <text:p>8244</text:p>
              </table:table-cell>
              <table:table-cell office:value-type="float" office:value="115540">
                <text:p>115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45">
                <text:p>8545</text:p>
              </table:table-cell>
              <table:table-cell office:value-type="float" office:value="119690">
                <text:p>119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38">
                <text:p>8838</text:p>
              </table:table-cell>
              <table:table-cell office:value-type="float" office:value="123710">
                <text:p>1237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98">
                <text:p>9298</text:p>
              </table:table-cell>
              <table:table-cell office:value-type="float" office:value="130080">
                <text:p>1300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99">
                <text:p>9599</text:p>
              </table:table-cell>
              <table:table-cell office:value-type="float" office:value="134230">
                <text:p>134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51">
                <text:p>10051</text:p>
              </table:table-cell>
              <table:table-cell office:value-type="float" office:value="140460">
                <text:p>1404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52">
                <text:p>10352</text:p>
              </table:table-cell>
              <table:table-cell office:value-type="float" office:value="144610">
                <text:p>1446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04">
                <text:p>10804</text:p>
              </table:table-cell>
              <table:table-cell office:value-type="float" office:value="150840">
                <text:p>150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55">
                <text:p>10955</text:p>
              </table:table-cell>
              <table:table-cell office:value-type="float" office:value="152910">
                <text:p>1529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07">
                <text:p>11407</text:p>
              </table:table-cell>
              <table:table-cell office:value-type="float" office:value="159140">
                <text:p>1591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264cm" svg:y="3.218cm" chart:style-name="ch2"/>
        <chart:plot-area chart:style-name="ch3" table:cell-range-address="Sheet4.A2:Sheet4.A24 Sheet4.B1:Sheet4.B1 Sheet4.C2:Sheet4.C24" chart:data-source-has-labels="row" svg:x="0.16cm" svg:y="0.14cm" svg:width="5.945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24" chart:label-cell-address="Sheet4.B1:Sheet4.B1" chart:class="chart:scatter">
            <chart:domain table:cell-range-address="Sheet4.A2:Sheet4.A24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4.B1:Sheet4.B1">volt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2">
                <text:p text:id="Sheet4.A2:Sheet4.A24">-102</text:p>
              </table:table-cell>
              <table:table-cell office:value-type="float" office:value="440.640763">
                <text:p text:id="Sheet4.C2:Sheet4.C24">440.6407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6">
                <text:p>446</text:p>
              </table:table-cell>
              <table:table-cell office:value-type="float" office:value="402.091999">
                <text:p>402.091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3">
                <text:p>1343</text:p>
              </table:table-cell>
              <table:table-cell office:value-type="float" office:value="332.773128000001">
                <text:p>332.773128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1">
                <text:p>1941</text:p>
              </table:table-cell>
              <table:table-cell office:value-type="float" office:value="285.227213999999">
                <text:p>285.227213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39">
                <text:p>2839</text:p>
              </table:table-cell>
              <table:table-cell office:value-type="float" office:value="218.698400000001">
                <text:p>218.6984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38">
                <text:p>3438</text:p>
              </table:table-cell>
              <table:table-cell office:value-type="float" office:value="188.942542999997">
                <text:p>188.942542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88">
                <text:p>4188</text:p>
              </table:table-cell>
              <table:table-cell office:value-type="float" office:value="151.485292999998">
                <text:p>151.485292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38">
                <text:p>4938</text:p>
              </table:table-cell>
              <table:table-cell office:value-type="float" office:value="104.028042999984">
                <text:p>104.028042999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89">
                <text:p>5689</text:p>
              </table:table-cell>
              <table:table-cell office:value-type="float" office:value="80.3608499999828">
                <text:p>80.3608499999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40">
                <text:p>6440</text:p>
              </table:table-cell>
              <table:table-cell office:value-type="float" office:value="46.6936569999816">
                <text:p>46.6936569999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41">
                <text:p>7041</text:p>
              </table:table-cell>
              <table:table-cell office:value-type="float" office:value="24.5179139999818">
                <text:p>24.5179139999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92">
                <text:p>7492</text:p>
              </table:table-cell>
              <table:table-cell office:value-type="float" office:value="13.8336209999834">
                <text:p>13.8336209999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93">
                <text:p>7793</text:p>
              </table:table-cell>
              <table:table-cell office:value-type="float" office:value="14.6407779999863">
                <text:p>14.6407779999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44">
                <text:p>8244</text:p>
              </table:table-cell>
              <table:table-cell office:value-type="float" office:value="-6.04351500001212">
                <text:p>-6.04351500001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45">
                <text:p>8545</text:p>
              </table:table-cell>
              <table:table-cell office:value-type="float" office:value="-5.2363580000092">
                <text:p>-5.2363580000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38">
                <text:p>8838</text:p>
              </table:table-cell>
              <table:table-cell office:value-type="float" office:value="15.2503429999924">
                <text:p>15.25034299999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98">
                <text:p>9298</text:p>
              </table:table-cell>
              <table:table-cell office:value-type="float" office:value="-11.3234370000137">
                <text:p>-11.3234370000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99">
                <text:p>9599</text:p>
              </table:table-cell>
              <table:table-cell office:value-type="float" office:value="-10.5162800000107">
                <text:p>-10.5162800000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51">
                <text:p>10051</text:p>
              </table:table-cell>
              <table:table-cell office:value-type="float" office:value="-7.41051600000355">
                <text:p>-7.41051600000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52">
                <text:p>10352</text:p>
              </table:table-cell>
              <table:table-cell office:value-type="float" office:value="-6.60335900000064">
                <text:p>-6.60335900000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04">
                <text:p>10804</text:p>
              </table:table-cell>
              <table:table-cell office:value-type="float" office:value="-3.49759500002256">
                <text:p>-3.49759500002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55">
                <text:p>10955</text:p>
              </table:table-cell>
              <table:table-cell office:value-type="float" office:value="8.80101199998171">
                <text:p>8.80101199998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407">
                <text:p>11407</text:p>
              </table:table-cell>
              <table:table-cell office:value-type="float" office:value="11.9067759999889">
                <text:p>11.90677599998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